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9000000CAFEFD7F60180EB943.png" manifest:media-type="image/png"/>
  <manifest:file-entry manifest:full-path="Pictures/1000000000000322000001A558B677408082548F.png" manifest:media-type="image/png"/>
  <manifest:file-entry manifest:full-path="Pictures/100000000000007A0000009BAEE55C8499620DDB.png" manifest:media-type="image/png"/>
  <manifest:file-entry manifest:full-path="Pictures/1000000000000322000001BB102E2783BEB3CED2.png" manifest:media-type="image/png"/>
  <manifest:file-entry manifest:full-path="Pictures/100000000000026B0000020D57AC9150AE67477B.png" manifest:media-type="image/png"/>
  <manifest:file-entry manifest:full-path="Pictures/10000000000001FC000000CD294040D8AC578472.png" manifest:media-type="image/png"/>
  <manifest:file-entry manifest:full-path="Pictures/10000000000000A2000001A4BD94E3605EDAA79F.png" manifest:media-type="image/png"/>
  <manifest:file-entry manifest:full-path="Pictures/100002000000018000000051406949B9F7DD7FAF.png" manifest:media-type="image/png"/>
  <manifest:file-entry manifest:full-path="Pictures/1000020000000030000000306F43286E97B59990.png" manifest:media-type="image/png"/>
  <manifest:file-entry manifest:full-path="Pictures/10000000000000EF00000118B5F82377757C4729.png" manifest:media-type="image/png"/>
  <manifest:file-entry manifest:full-path="Pictures/100000000000026B0000011C7B1077BC0302A706.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000000001D9000000627F24AE02CECC883F.png" manifest:media-type="image/png"/>
  <manifest:file-entry manifest:full-path="Pictures/100000000000026B0000020D4529C67AB03E98D5.png" manifest:media-type="image/png"/>
  <manifest:file-entry manifest:full-path="Pictures/100000000000001700000016CA42C5D50857CC14.png" manifest:media-type="image/png"/>
  <manifest:file-entry manifest:full-path="Pictures/100002000000000B0000000B70A9EE9903C9253B.gif" manifest:media-type="image/gif"/>
  <manifest:file-entry manifest:full-path="Pictures/10000000000001FB00000051B20FDF0F905AF918.png" manifest:media-type="image/png"/>
  <manifest:file-entry manifest:full-path="Pictures/100000000000026B0000010D2460D7B6DA44A44E.png" manifest:media-type="image/png"/>
  <manifest:file-entry manifest:full-path="Pictures/20000001000012C0000003F0CE64CADFBCABDD60.svm" manifest:media-type="image/x-svm"/>
  <manifest:file-entry manifest:full-path="Pictures/100000000000026B0000020D0A6C7F1FA34CC270.png" manifest:media-type="image/png"/>
  <manifest:file-entry manifest:full-path="Pictures/100000000000026B000001AAB533EAC89B71D291.png" manifest:media-type="image/png"/>
  <manifest:file-entry manifest:full-path="Pictures/100000000000013E0000014A7CD056EFA79BE7BC.png" manifest:media-type="image/png"/>
  <manifest:file-entry manifest:full-path="Pictures/100000000000026B000001CC161483C7FBB63784.png" manifest:media-type="image/png"/>
  <manifest:file-entry manifest:full-path="Pictures/100000000000023D000001A3A6F1415234CF4F1A.png" manifest:media-type="image/png"/>
  <manifest:file-entry manifest:full-path="Pictures/100000000000026B000001E94AE717008E392574.png" manifest:media-type="image/png"/>
  <manifest:file-entry manifest:full-path="Pictures/100002000000002000000020A6BB2897B4B7679A.png" manifest:media-type="image/png"/>
  <manifest:file-entry manifest:full-path="Pictures/10000000000003220000019B0E53D84EF38103F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style:style>
    <style:style style:name="P7" style:family="paragraph" style:parent-style-name="Text_20_Note" style:master-page-name="">
      <style:paragraph-properties fo:margin-top="0in" fo:margin-bottom="0.1965in" loext:contextual-spacing="false" style:page-number="auto" style:writing-mode="page"/>
    </style:style>
    <style:style style:name="P8" style:family="paragraph" style:parent-style-name="Text_20_Body_20_List_20_Intro">
      <style:paragraph-properties style:writing-mode="page"/>
    </style:style>
    <style:style style:name="P9" style:family="paragraph" style:parent-style-name="Figure">
      <style:text-properties fo:font-weight="normal" style:font-weight-asian="normal" style:font-weight-complex="normal"/>
    </style:style>
    <style:style style:name="P10" style:family="paragraph" style:parent-style-name="Figure">
      <style:text-properties officeooo:paragraph-rsid="002ccfa6"/>
    </style:style>
    <style:style style:name="P11" style:family="paragraph" style:parent-style-name="Figure">
      <style:text-properties officeooo:paragraph-rsid="002e39f1"/>
    </style:style>
    <style:style style:name="P12" style:family="paragraph" style:parent-style-name="LOList_20_1_5f_TextBody">
      <style:paragraph-properties fo:margin-left="0.748in" fo:margin-right="0in" fo:text-indent="0in" style:auto-text-indent="false"/>
    </style:style>
    <style:style style:name="P13" style:family="paragraph" style:parent-style-name="Text_20_body">
      <style:text-properties officeooo:paragraph-rsid="0008e93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Text_20_body">
      <style:text-properties officeooo:paragraph-rsid="002e39f1"/>
    </style:style>
    <style:style style:name="P18" style:family="paragraph" style:parent-style-name="Caption">
      <style:text-properties officeooo:paragraph-rsid="000ca099"/>
    </style:style>
    <style:style style:name="P19" style:family="paragraph" style:parent-style-name="Table_20_Contents">
      <style:text-properties officeooo:rsid="000b3ba2" officeooo:paragraph-rsid="000b3ba2"/>
    </style:style>
    <style:style style:name="P20" style:family="paragraph" style:parent-style-name="Table_20_Contents">
      <style:text-properties officeooo:rsid="0019aa12" officeooo:paragraph-rsid="0019aa12"/>
    </style:style>
    <style:style style:name="P21" style:family="paragraph" style:parent-style-name="Text_20_Note">
      <style:text-properties officeooo:rsid="0012e9fa" officeooo:paragraph-rsid="0012e9fa"/>
    </style:style>
    <style:style style:name="P22" style:family="paragraph" style:parent-style-name="LOList_20_1_5f_TextBody">
      <style:paragraph-properties fo:margin-left="0.75in" fo:margin-right="0in" fo:text-indent="0in" style:auto-text-indent="false"/>
    </style:style>
    <style:style style:name="P23" style:family="paragraph" style:parent-style-name="Text_20_body" style:master-page-name="">
      <style:paragraph-properties fo:margin-top="0in" fo:margin-bottom="0.0398in" loext:contextual-spacing="false" style:page-number="auto" fo:keep-with-next="always"/>
      <style:text-properties officeooo:rsid="001b3b9b" officeooo:paragraph-rsid="001b3b9b"/>
    </style:style>
    <style:style style:name="P24" style:family="paragraph" style:parent-style-name="Text_20_body">
      <style:paragraph-properties fo:margin-top="0in" fo:margin-bottom="0.0398in" loext:contextual-spacing="false"/>
      <style:text-properties officeooo:rsid="001b3b9b" officeooo:paragraph-rsid="001b3b9b"/>
    </style:style>
    <style:style style:name="P25" style:family="paragraph" style:parent-style-name="Guide_20_Name">
      <style:text-properties fo:language="en" fo:country="US" officeooo:rsid="0035bd44" officeooo:paragraph-rsid="0035bd44"/>
    </style:style>
    <style:style style:name="P26" style:family="paragraph" style:parent-style-name="Figure" style:master-page-name="First_20_Page">
      <style:paragraph-properties style:page-number="auto" fo:break-before="page"/>
      <style:text-properties officeooo:paragraph-rsid="00203d0a"/>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3">
      <style:paragraph-properties>
        <style:tab-stops>
          <style:tab-stop style:position="6.2929in" style:type="right" style:leader-style="dotted" style:leader-text="."/>
        </style:tab-stops>
      </style:paragraph-properties>
    </style:style>
    <style:style style:name="P30" style:family="paragraph" style:parent-style-name="Heading_20_1" style:master-page-name="Front_20_Matter">
      <style:paragraph-properties style:page-number="auto"/>
      <style:text-properties fo:language="en" fo:country="US"/>
    </style:style>
    <style:style style:name="P31" style:family="paragraph" style:parent-style-name="Heading_20_1" style:master-page-name="Standard">
      <style:paragraph-properties style:page-number="auto"/>
    </style:style>
    <style:style style:name="P32" style:family="paragraph" style:parent-style-name="Heading_20_3">
      <style:text-properties fo:language="en" fo:country="US"/>
    </style:style>
    <style:style style:name="P33" style:family="paragraph" style:parent-style-name="Heading_20_3">
      <style:text-properties officeooo:paragraph-rsid="002ccfa6"/>
    </style:style>
    <style:style style:name="P34" style:family="paragraph" style:parent-style-name="List_20_1" style:list-style-name="List_20_1"/>
    <style:style style:name="P35" style:family="paragraph" style:parent-style-name="List_20_1" style:list-style-name="List_20_1">
      <style:text-properties officeooo:paragraph-rsid="002ccfa6"/>
    </style:style>
    <style:style style:name="P36" style:family="paragraph" style:parent-style-name="List_20_1">
      <style:text-properties officeooo:paragraph-rsid="002ccfa6"/>
    </style:style>
    <style:style style:name="P37" style:family="paragraph" style:parent-style-name="List_20_1" style:list-style-name="OOoBullets_20_1">
      <style:text-properties officeooo:paragraph-rsid="002ccfa6"/>
    </style:style>
    <style:style style:name="P38" style:family="paragraph" style:parent-style-name="List_20_2">
      <style:text-properties fo:font-style="italic" officeooo:paragraph-rsid="001b3b9b" style:font-style-asian="italic" style:font-style-complex="italic"/>
    </style:style>
    <style:style style:name="P39" style:family="paragraph" style:parent-style-name="List_20_2" style:list-style-name=""/>
    <style:style style:name="P40" style:family="paragraph" style:parent-style-name="List_20_2" style:list-style-name="">
      <style:text-properties officeooo:paragraph-rsid="001b3b9b"/>
    </style:style>
    <style:style style:name="P41" style:family="paragraph" style:parent-style-name="List_20_2" style:master-page-name="">
      <style:paragraph-properties fo:margin-left="0.9839in" fo:margin-right="0in" fo:text-indent="-0.252in" style:auto-text-indent="false" style:page-number="auto">
        <style:tab-stops/>
      </style:paragraph-properties>
    </style:style>
    <style:style style:name="P42" style:family="paragraph" style:parent-style-name="List_20_2">
      <style:paragraph-properties fo:margin-left="0.9839in" fo:margin-right="0in" fo:text-indent="-0.252in" style:auto-text-indent="false">
        <style:tab-stops/>
      </style:paragraph-properties>
    </style:style>
    <style:style style:name="P43" style:family="paragraph" style:parent-style-name="List_20_2" style:list-style-name="List_20_2">
      <style:paragraph-properties fo:margin-left="0.9839in" fo:margin-right="0in" fo:text-indent="-0.252in" style:auto-text-indent="false">
        <style:tab-stops/>
      </style:paragraph-properties>
    </style:style>
    <style:style style:name="P44" style:family="paragraph" style:parent-style-name="List_20_2" style:master-page-name="">
      <style:paragraph-properties style:page-number="auto" fo:keep-with-next="always"/>
    </style:style>
    <style:style style:name="P45"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46" style:family="paragraph" style:parent-style-name="Numbering_20_1" style:list-style-name="OOoNum_20_123"/>
    <style:style style:name="P47" style:family="paragraph" style:parent-style-name="Numbering_20_1">
      <style:text-properties fo:font-weight="normal" style:font-weight-asian="normal" style:font-weight-complex="normal"/>
    </style:style>
    <style:style style:name="P48" style:family="paragraph" style:parent-style-name="Numbering_20_1" style:list-style-name="OOoNum_20_123">
      <style:text-properties fo:font-weight="normal" style:font-weight-asian="normal" style:font-weight-complex="normal"/>
    </style:style>
    <style:style style:name="P49" style:family="paragraph" style:parent-style-name="Numbering_20_1" style:list-style-name="Numbering_20_1"/>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7fab6" style:font-weight-asian="normal" style:font-weight-complex="normal"/>
    </style:style>
    <style:style style:name="T5" style:family="text">
      <style:text-properties fo:font-weight="normal" officeooo:rsid="0019baa3" style:font-weight-asian="normal" style:font-weight-complex="normal"/>
    </style:style>
    <style:style style:name="T6" style:family="text">
      <style:text-properties fo:font-weight="normal" officeooo:rsid="00203348" style:font-weight-asian="normal" style:font-weight-complex="normal"/>
    </style:style>
    <style:style style:name="T7" style:family="text">
      <style:text-properties fo:font-weight="normal" style:font-weight-complex="normal"/>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font-style-complex="normal" style:font-weight-complex="normal"/>
    </style:style>
    <style:style style:name="T11" style:family="text">
      <style:text-properties fo:language="en" fo:country="US" fo:font-weight="normal" style:font-weight-asian="normal" style:font-weight-complex="normal"/>
    </style:style>
    <style:style style:name="T12" style:family="text">
      <style:text-properties style:font-name="Times New Roman"/>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Liberation Sans" fo:font-size="11pt" fo:language="en" fo:country="US"/>
    </style:style>
    <style:style style:name="T16" style:family="text">
      <style:text-properties style:font-name="Liberation Sans" fo:font-size="11pt" fo:language="en" fo:country="US" officeooo:rsid="0019baa3"/>
    </style:style>
    <style:style style:name="T17" style:family="text">
      <style:text-properties style:font-name="Liberation Sans" fo:font-size="11pt" officeooo:rsid="0019baa3" style:font-size-asian="10.5pt"/>
    </style:style>
    <style:style style:name="T18" style:family="text">
      <style:text-properties style:font-name="Liberation Sans" fo:font-size="11pt" fo:font-style="italic" officeooo:rsid="002b2750" style:font-size-asian="10.5pt" style:font-style-asian="italic" style:font-style-complex="italic"/>
    </style:style>
    <style:style style:name="T19" style:family="text">
      <style:text-properties fo:font-weight="bold" style:font-weight-asian="bold" style:font-weight-complex="bold"/>
    </style:style>
    <style:style style:name="T20" style:family="text">
      <style:text-properties fo:font-size="11pt"/>
    </style:style>
    <style:style style:name="T21" style:family="text">
      <style:text-properties fo:font-size="11pt" fo:language="en" fo:country="US"/>
    </style:style>
    <style:style style:name="T22" style:family="text">
      <style:text-properties officeooo:rsid="000f754d"/>
    </style:style>
    <style:style style:name="T23" style:family="text">
      <style:text-properties officeooo:rsid="000f8ed5"/>
    </style:style>
    <style:style style:name="T24" style:family="text">
      <style:text-properties officeooo:rsid="00109518"/>
    </style:style>
    <style:style style:name="T25" style:family="text">
      <style:text-properties officeooo:rsid="00117f1c"/>
    </style:style>
    <style:style style:name="T26" style:family="text">
      <style:text-properties officeooo:rsid="0012bcaa"/>
    </style:style>
    <style:style style:name="T27" style:family="text">
      <style:text-properties officeooo:rsid="0014bb02"/>
    </style:style>
    <style:style style:name="T28" style:family="text">
      <style:text-properties officeooo:rsid="001999b4"/>
    </style:style>
    <style:style style:name="T29" style:family="text">
      <style:text-properties officeooo:rsid="0019baa3"/>
    </style:style>
    <style:style style:name="T30" style:family="text">
      <style:text-properties officeooo:rsid="001b3b9b"/>
    </style:style>
    <style:style style:name="T31" style:family="text">
      <style:text-properties officeooo:rsid="001cc197"/>
    </style:style>
    <style:style style:name="T32" style:family="text">
      <style:text-properties officeooo:rsid="001e75dc"/>
    </style:style>
    <style:style style:name="T33" style:family="text">
      <style:text-properties officeooo:rsid="002b2750"/>
    </style:style>
    <style:style style:name="T34" style:family="text"/>
    <style:style style:name="fr1" style:family="graphic" style:parent-style-name="Frame">
      <style:graphic-properties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5244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74in, 0in, 0.5161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66in, 0in, 0.5118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547in, 0in, 0.5126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661in, 0in, 0.522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4839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14" draw:name="Image1" text:anchor-type="as-char" svg:width="3.3335in" svg:height="0.7in" draw:z-index="0"><draw:image xlink:href="Pictures/20000001000012C0000003F0CE64CADFBCABDD60.svm" xlink:type="simple" xlink:show="embed" xlink:actuate="onLoad" loext:mime-type="image/x-svm"/><draw:image xlink:href="Pictures/100002000000018000000051406949B9F7DD7FAF.png" xlink:type="simple" xlink:show="embed" xlink:actuate="onLoad" loext:mime-type="image/png"/></draw:frame></text:p>
      <text:p text:style-name="P25">Calc Guide</text:p>
      <text:p text:style-name="Title">Chapter 4 <text:line-break/>Používáme styly a šablony</text:p>
      <text:p text:style-name="Subtitle">Using consistent formatting in spreadsheets</text:p>
      <text:section text:style-name="Sect1" text:name="CG6204S1" text:condition="ooow:book eq 1" text:display="condition">
        <text:h text:style-name="P3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2">©</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text:span text:style-name="T18">L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P19">Dave Barton</text:p>
            </table:table-cell>
            <table:table-cell office:value-type="string">
              <text:p text:style-name="P20">Kees Kriek</text:p>
            </table:table-cell>
          </table:table-row>
        </table:table>
        <text:h text:style-name="P3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481256576"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08:01:48.710473473" text:fixed="true">December</text:date><text:s/><text:date style:data-style-name="N121" text:date-value="2019-12-26T08:01:52.278254237" text:fixed="true">2019</text:date>. Based on LibreOffice <text:user-defined style:data-style-name="N0" text:name="LibreOffive Version">6.2</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Význam</text:p>
            </table:table-cell>
          </table:table-row>
          <table:table-row table:style-name="Table5.1">
            <table:table-cell table:style-name="Table5.A2" office:value-type="string">
              <text:p text:style-name="Table_20_Contents">Nabídka <text:span text:style-name="Strong_20_Emphasis">Nástroje &gt; Možnosti</text:span></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e nastavení s možnostmi</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text:span text:style-name="Keystroke">Control</text:span>+click or right-click depending on computer setup</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text:span> (Control)</text:p>
            </table:table-cell>
            <table:table-cell table:style-name="Table5.A2" office:value-type="string">
              <text:p text:style-name="Table_20_Contents"><text:span text:style-name="Keystroke">⌘</text:span> <text:s/>(Command)</text:p>
            </table:table-cell>
            <table:table-cell table:style-name="Table5.A2" office:value-type="string">
              <text:p text:style-name="Table_20_Contents">Používá se i s jinými klávesami</text:p>
            </table:table-cell>
          </table:table-row>
          <table:table-row table:style-name="Table5.1">
            <table:table-cell table:style-name="Table5.A2" office:value-type="string">
              <text:p text:style-name="Table_20_Contents"><text:span text:style-name="Keystroke">F5</text:span></text:p>
            </table:table-cell>
            <table:table-cell table:style-name="Table5.A2" office:value-type="string">
              <text:p text:style-name="Table_20_Contents"><text:span text:style-name="Keystroke">Shift</text:span>+<text:span text:style-name="Keystroke">⌘</text:span>+<text:span text:style-name="Keystroke">F5</text:span></text:p>
            </table:table-cell>
            <table:table-cell table:style-name="Table5.A2" office:value-type="string">
              <text:p text:style-name="Table_20_Contents">Otevřete Navigátor</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text:span text:style-name="Keystroke">T</text:span></text:p>
            </table:table-cell>
            <table:table-cell table:style-name="Table5.A2" office:value-type="string">
              <text:p text:style-name="Table_20_Contents">Open the sidebar Styles panel</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7"><text:a xlink:type="simple" xlink:href="#__RefHeading__5636_1566568644" text:style-name="Index_20_Link" text:visited-style-name="Index_20_Link">Autorská práva<text:tab/>2</text:a></text:p>
            <text:p text:style-name="P28"><text:a xlink:type="simple" xlink:href="#__RefHeading__5638_1566568644" text:style-name="Index_20_Link" text:visited-style-name="Index_20_Link">Přispěvatelé<text:tab/>2</text:a></text:p>
            <text:p text:style-name="P29"><text:a xlink:type="simple" xlink:href="#__RefHeading___Toc1847_1473846649" text:style-name="Index_20_Link" text:visited-style-name="Index_20_Link">Pro toto vydání<text:tab/>2</text:a></text:p>
            <text:p text:style-name="P29"><text:a xlink:type="simple" xlink:href="#__RefHeading___Toc28529_3211575895" text:style-name="Index_20_Link" text:visited-style-name="Index_20_Link">Pro předchozí vydání<text:tab/>2</text:a></text:p>
            <text:p text:style-name="P28"><text:a xlink:type="simple" xlink:href="#__RefHeading___Toc4648_402817234" text:style-name="Index_20_Link" text:visited-style-name="Index_20_Link">Zpětná vazba<text:tab/>2</text:a></text:p>
            <text:p text:style-name="P28"><text:a xlink:type="simple" xlink:href="#__RefHeading__5644_1566568644" text:style-name="Index_20_Link" text:visited-style-name="Index_20_Link">Datum vydání a verze programu<text:tab/>2</text:a></text:p>
            <text:p text:style-name="P28"><text:a xlink:type="simple" xlink:href="#__RefHeading___Toc8798_3275413537" text:style-name="Index_20_Link" text:visited-style-name="Index_20_Link">Používání LibreOffice na systému macOS<text:tab/>2</text:a></text:p>
            <text:p text:style-name="P27"><text:a xlink:type="simple" xlink:href="#__RefHeading__46954_116595067" text:style-name="Index_20_Link" text:visited-style-name="Index_20_Link">Co jsou styly? Why use them?<text:tab/>5</text:a></text:p>
            <text:p text:style-name="P28"><text:a xlink:type="simple" xlink:href="#__RefHeading___Toc24462_75185296" text:style-name="Index_20_Link" text:visited-style-name="Index_20_Link">Přímé formátování a formátování pomocí stylů<text:tab/>5</text:a></text:p>
            <text:p text:style-name="P27"><text:a xlink:type="simple" xlink:href="#__RefHeading__46956_116595067" text:style-name="Index_20_Link" text:visited-style-name="Index_20_Link">Calc style types<text:tab/>5</text:a></text:p>
            <text:p text:style-name="P28"><text:a xlink:type="simple" xlink:href="#__RefHeading__3812_1034930918" text:style-name="Index_20_Link" text:visited-style-name="Index_20_Link">Cell styles<text:tab/>5</text:a></text:p>
            <text:p text:style-name="P28"><text:a xlink:type="simple" xlink:href="#__RefHeading__46960_116595067" text:style-name="Index_20_Link" text:visited-style-name="Index_20_Link">Page styles<text:tab/>5</text:a></text:p>
            <text:p text:style-name="P27"><text:a xlink:type="simple" xlink:href="#__RefHeading__46964_116595067" text:style-name="Index_20_Link" text:visited-style-name="Index_20_Link">Applying cell styles<text:tab/>6</text:a></text:p>
            <text:p text:style-name="P28"><text:a xlink:type="simple" xlink:href="#__RefHeading___Toc12286_75185296" text:style-name="Index_20_Link" text:visited-style-name="Index_20_Link">Styles menu<text:tab/>6</text:a></text:p>
            <text:p text:style-name="P28"><text:a xlink:type="simple" xlink:href="#__RefHeading__46966_116595067" text:style-name="Index_20_Link" text:visited-style-name="Index_20_Link">Styles panel in Sidebar<text:tab/>6</text:a></text:p>
            <text:p text:style-name="P28"><text:a xlink:type="simple" xlink:href="#__RefHeading___Toc1350042_140415434" text:style-name="Index_20_Link" text:visited-style-name="Index_20_Link">Fill Format mode<text:tab/>7</text:a></text:p>
            <text:p text:style-name="P28"><text:a xlink:type="simple" xlink:href="#__RefHeading__46970_116595067" text:style-name="Index_20_Link" text:visited-style-name="Index_20_Link">Seznam Použít styl<text:tab/>7</text:a></text:p>
            <text:p text:style-name="P28"><text:a xlink:type="simple" xlink:href="#__RefHeading__46972_116595067" text:style-name="Index_20_Link" text:visited-style-name="Index_20_Link">Klávesové zkratky<text:tab/>8</text:a></text:p>
            <text:p text:style-name="P27"><text:a xlink:type="simple" xlink:href="#__RefHeading__46974_116595067" text:style-name="Index_20_Link" text:visited-style-name="Index_20_Link">Applying page styles<text:tab/>8</text:a></text:p>
            <text:p text:style-name="P27"><text:a xlink:type="simple" xlink:href="#__RefHeading___Toc41991_75185296" text:style-name="Index_20_Link" text:visited-style-name="Index_20_Link">Vytvoření nových (vlastních) stylů<text:tab/>8</text:a></text:p>
            <text:p text:style-name="P28"><text:a xlink:type="simple" xlink:href="#__RefHeading__4071_809698872" text:style-name="Index_20_Link" text:visited-style-name="Index_20_Link">Cell style attributes<text:tab/>9</text:a></text:p>
            <text:p text:style-name="P29"><text:a xlink:type="simple" xlink:href="#__RefHeading__3814_1034930918" text:style-name="Index_20_Link" text:visited-style-name="Index_20_Link">Organizer tab<text:tab/>9</text:a></text:p>
            <text:p text:style-name="P29"><text:a xlink:type="simple" xlink:href="#__RefHeading__3816_1034930918" text:style-name="Index_20_Link" text:visited-style-name="Index_20_Link">Numbers tab<text:tab/>9</text:a></text:p>
            <text:p text:style-name="P29"><text:a xlink:type="simple" xlink:href="#__RefHeading___Toc3619_1411812658" text:style-name="Index_20_Link" text:visited-style-name="Index_20_Link">Font tab<text:tab/>11</text:a></text:p>
            <text:p text:style-name="P29"><text:a xlink:type="simple" xlink:href="#__RefHeading___Toc1350044_140415434" text:style-name="Index_20_Link" text:visited-style-name="Index_20_Link">Font Effects tab<text:tab/>12</text:a></text:p>
            <text:p text:style-name="P29"><text:a xlink:type="simple" xlink:href="#__RefHeading__4418_246834245" text:style-name="Index_20_Link" text:visited-style-name="Index_20_Link">Alignment tab<text:tab/>13</text:a></text:p>
            <text:p text:style-name="P29"><text:a xlink:type="simple" xlink:href="#__RefHeading__6078_1034930918" text:style-name="Index_20_Link" text:visited-style-name="Index_20_Link">Borders tab<text:tab/>14</text:a></text:p>
            <text:p text:style-name="P29"><text:a xlink:type="simple" xlink:href="#__RefHeading__6080_1034930918" text:style-name="Index_20_Link" text:visited-style-name="Index_20_Link">Background tab<text:tab/>15</text:a></text:p>
            <text:p text:style-name="P29"><text:a xlink:type="simple" xlink:href="#__RefHeading__4420_246834245" text:style-name="Index_20_Link" text:visited-style-name="Index_20_Link">Cell Protection tab<text:tab/>15</text:a></text:p>
            <text:p text:style-name="P28"><text:a xlink:type="simple" xlink:href="#__RefHeading___Toc25945_3643740703" text:style-name="Index_20_Link" text:visited-style-name="Index_20_Link">Resetting cell style attributes<text:tab/>16</text:a></text:p>
            <text:p text:style-name="P28"><text:a xlink:type="simple" xlink:href="#__RefHeading__4073_809698872" text:style-name="Index_20_Link" text:visited-style-name="Index_20_Link">Page style attributes<text:tab/>16</text:a></text:p>
            <text:p text:style-name="P29"><text:a xlink:type="simple" xlink:href="#__RefHeading__4422_246834245" text:style-name="Index_20_Link" text:visited-style-name="Index_20_Link">Organizer tab<text:tab/>16</text:a></text:p>
            <text:p text:style-name="P29"><text:a xlink:type="simple" xlink:href="#__RefHeading__4424_246834245" text:style-name="Index_20_Link" text:visited-style-name="Index_20_Link">Page tab<text:tab/>16</text:a></text:p>
            <text:p text:style-name="P29"><text:a xlink:type="simple" xlink:href="#__RefHeading__4426_246834245" text:style-name="Index_20_Link" text:visited-style-name="Index_20_Link">Borders and Background tabs<text:tab/>18</text:a></text:p>
            <text:p text:style-name="P29"><text:a xlink:type="simple" xlink:href="#__RefHeading__6427_1034930918" text:style-name="Index_20_Link" text:visited-style-name="Index_20_Link">Header and Footer tabs<text:tab/>18</text:a></text:p>
            <text:p text:style-name="P29"><text:a xlink:type="simple" xlink:href="#__RefHeading__4430_246834245" text:style-name="Index_20_Link" text:visited-style-name="Index_20_Link">Karta listu<text:tab/>18</text:a></text:p>
            <text:p text:style-name="P27"><text:a xlink:type="simple" xlink:href="#__RefHeading__3768_809698872" text:style-name="Index_20_Link" text:visited-style-name="Index_20_Link">Managing styles<text:tab/>18</text:a></text:p>
            <text:p text:style-name="P28"><text:a xlink:type="simple" xlink:href="#__RefHeading__4432_246834245" text:style-name="Index_20_Link" text:visited-style-name="Index_20_Link">Úprava stylů<text:tab/>18</text:a></text:p>
            <text:p text:style-name="P28"><text:a xlink:type="simple" xlink:href="#__RefHeading___Toc17102_75185296" text:style-name="Index_20_Link" text:visited-style-name="Index_20_Link">Renaming styles<text:tab/>18</text:a></text:p>
            <text:p text:style-name="P28"><text:a xlink:type="simple" xlink:href="#__RefHeading___Toc17104_75185296" text:style-name="Index_20_Link" text:visited-style-name="Index_20_Link">Mazání stylů<text:tab/>18</text:a></text:p>
            <text:p text:style-name="P28"><text:a xlink:type="simple" xlink:href="#__RefHeading__7145_1313726316" text:style-name="Index_20_Link" text:visited-style-name="Index_20_Link">Hiding and showing cell styles<text:tab/>19</text:a></text:p>
            <text:p text:style-name="P28"><text:a xlink:type="simple" xlink:href="#__RefHeading__7149_1313726316" text:style-name="Index_20_Link" text:visited-style-name="Index_20_Link">Filtering the list of styles<text:tab/>19</text:a></text:p>
            <text:p text:style-name="P27"><text:a xlink:type="simple" xlink:href="#__RefHeading___Toc11606_3275413537" text:style-name="Index_20_Link" text:visited-style-name="Index_20_Link">Co je šablona? Why use one?<text:tab/>19</text:a></text:p>
            <text:p text:style-name="P27"><text:a xlink:type="simple" xlink:href="#__RefHeading___Toc24464_75185296" text:style-name="Index_20_Link" text:visited-style-name="Index_20_Link">Using a template to create a spreadsheet<text:tab/>20</text:a></text:p>
            <text:p text:style-name="P28"><text:soft-page-break/><text:a xlink:type="simple" xlink:href="#__RefHeading___Toc35806_687030175" text:style-name="Index_20_Link" text:visited-style-name="Index_20_Link">Creating a spreadsheet from the Templates dialog<text:tab/>20</text:a></text:p>
            <text:p text:style-name="P28"><text:a xlink:type="simple" xlink:href="#__RefHeading___Toc35808_687030175" text:style-name="Index_20_Link" text:visited-style-name="Index_20_Link">Creating a spreadsheet from a template in the Start Center<text:tab/>20</text:a></text:p>
            <text:p text:style-name="P27"><text:a xlink:type="simple" xlink:href="#__RefHeading___Toc19430_75185296" text:style-name="Index_20_Link" text:visited-style-name="Index_20_Link">Vytvoření šablony<text:tab/>21</text:a></text:p>
            <text:p text:style-name="P27"><text:a xlink:type="simple" xlink:href="#__RefHeading__47020_116595067" text:style-name="Index_20_Link" text:visited-style-name="Index_20_Link">Úprava šablony<text:tab/>21</text:a></text:p>
            <text:p text:style-name="P28"><text:a xlink:type="simple" xlink:href="#__RefHeading___Toc24466_75185296" text:style-name="Index_20_Link" text:visited-style-name="Index_20_Link">Updating styles from a changed template<text:tab/>22</text:a></text:p>
            <text:p text:style-name="P27"><text:a xlink:type="simple" xlink:href="#__RefHeading___Toc24468_75185296" text:style-name="Index_20_Link" text:visited-style-name="Index_20_Link">Přidávání šablon získaných z jiných zdrojů<text:tab/>22</text:a></text:p>
            <text:p text:style-name="P28"><text:a xlink:type="simple" xlink:href="#__RefHeading__77599_886442828" text:style-name="Index_20_Link" text:visited-style-name="Index_20_Link">Instalace jednotlivých šablon<text:tab/>23</text:a></text:p>
            <text:p text:style-name="P28"><text:a xlink:type="simple" xlink:href="#__RefHeading__77601_886442828" text:style-name="Index_20_Link" text:visited-style-name="Index_20_Link">Instalace více šablon<text:tab/>23</text:a></text:p>
            <text:p text:style-name="P27"><text:a xlink:type="simple" xlink:href="#__RefHeading___Toc24470_75185296" text:style-name="Index_20_Link" text:visited-style-name="Index_20_Link">Setting the default template<text:tab/>23</text:a></text:p>
            <text:p text:style-name="P28"><text:a xlink:type="simple" xlink:href="#__RefHeading__47024_116595067" text:style-name="Index_20_Link" text:visited-style-name="Index_20_Link">Nastavení vlastní šablony jako výchozí<text:tab/>24</text:a></text:p>
            <text:p text:style-name="P28"><text:a xlink:type="simple" xlink:href="#__RefHeading__47026_116595067" text:style-name="Index_20_Link" text:visited-style-name="Index_20_Link">Obnovení výchozí šablony<text:tab/>24</text:a></text:p>
            <text:p text:style-name="P27"><text:a xlink:type="simple" xlink:href="#__RefHeading__47030_116595067" text:style-name="Index_20_Link" text:visited-style-name="Index_20_Link">Správa šablon<text:tab/>25</text:a></text:p>
            <text:p text:style-name="P28"><text:a xlink:type="simple" xlink:href="#__RefHeading__47032_116595067" text:style-name="Index_20_Link" text:visited-style-name="Index_20_Link">Vytvoření kategorie šablon<text:tab/>25</text:a></text:p>
            <text:p text:style-name="P28"><text:a xlink:type="simple" xlink:href="#__RefHeading___Toc26856_75185296" text:style-name="Index_20_Link" text:visited-style-name="Index_20_Link">Smazání kategorie šablon<text:tab/>25</text:a></text:p>
            <text:p text:style-name="P28"><text:a xlink:type="simple" xlink:href="#__RefHeading___Toc26858_75185296" text:style-name="Index_20_Link" text:visited-style-name="Index_20_Link">Přesun šablony<text:tab/>26</text:a></text:p>
            <text:p text:style-name="P28"><text:a xlink:type="simple" xlink:href="#__RefHeading__47038_116595067" text:style-name="Index_20_Link" text:visited-style-name="Index_20_Link">Smazání šablony<text:tab/>26</text:a></text:p>
            <text:p text:style-name="P28"><text:a xlink:type="simple" xlink:href="#__RefHeading__47042_116595067" text:style-name="Index_20_Link" text:visited-style-name="Index_20_Link">Exportování šablony<text:tab/>26</text:a></text:p>
          </text:index-body>
        </text:table-of-content>
        <text:p text:style-name="Text_20_body"/>
      </text:section>
      <text:p text:style-name="Text_20_body"/>
      <text:h text:style-name="P31" text:outline-level="1"><text:bookmark-start text:name="__RefHeading__46954_116595067"/>Co jsou <text:alphabetical-index-mark text:string-value="podporované typy" text:key1="styly"/><text:alphabetical-index-mark text:string-value="popis" text:key1="styly"/>styly? Why use them?<text:bookmark-end text:name="__RefHeading__46954_116595067"/></text:h>
      <text:p text:style-name="Text_20_body">A style is a set of formats that you can apply to selected elements in a document to quickly change their appearance. Applying a style often means applying a group of formats at the same time.</text:p>
      <text:p text:style-name="Text_20_body">Many people manually format spreadsheet cells and pages without paying any attention to styles and are accustomed to formatting documents according to physical attributes. For example, for the contents of a cell you might specify the font family, font size, and any character formatting such as <text:span text:style-name="Strong_20_Emphasis">bold</text:span> or <text:span text:style-name="Emphasis">italic</text:span>.</text:p>
      <text:p text:style-name="Text_20_body"><text:span text:style-name="T14">Styles are </text:span>logical<text:span text:style-name="T14"> attributes. Using styles means that you stop applying attributes and characteristics individually (for example, </text:span><text:span text:style-name="Emphasis"><text:span text:style-name="T3">font size 14pt, Times New Roman, bold, </text:span></text:span><text:span text:style-name="Emphasis"><text:span text:style-name="T11">centered</text:span></text:span><text:span text:style-name="T10">)</text:span><text:span text:style-name="T14"> and start using a style, for example </text:span><text:span text:style-name="Emphasis"><text:span text:style-name="T3">Title</text:span></text:span><text:span text:style-name="T14">. Applying attributes and characteristics is time-consuming and prone to errors. In contrast, using a style, which has been defined to include the attributes and characteristics you want, will save you time and give greater consistency in formatting.</text:span></text:p>
      <text:p text:style-name="Text_20_body">Styles also make major formatting changes easy. For example, you may decide to change the appearance of all subtotals in a spreadsheet to be 10 pt Arial instead of 8 pt Times New Roman after you have created a 15-page spreadsheet. You can change all of the subtotals in the document by simply changing the properties for the subtotal style.</text:p>
      <text:p text:style-name="Text_20_body">Calc also provides page styles, as described below.</text:p>
      <text:p text:style-name="Text_20_body">You can modify the attributes of the supplied styles and define as many new styles as you require. <text:s/>Creating, modifying, and accessing styles is explained in the following sections.</text:p>
      <text:h text:style-name="Heading_20_2" text:outline-level="2"><text:bookmark-start text:name="__RefHeading___Toc24462_75185296"/>Přímé formátování a formátování pomocí stylů<text:bookmark-end text:name="__RefHeading___Toc24462_75185296"/></text:h>
      <text:p text:style-name="Text_20_body">Direct formatting (also called <text:span text:style-name="Emphasis">manual formatting</text:span>) overrides styles, and you cannot remove the direct formatting by applying a style to it.</text:p>
      <text:p text:style-name="Text_20_body">To remove manual formatting, select the text, right-click, and choose <text:span text:style-name="Strong_20_Emphasis">Format &gt; Clear Direct Formatting</text:span> from the context menu, or select the text and press <text:span text:style-name="Keystroke">Ctrl</text:span>+<text:span text:style-name="Keystroke">M</text:span>.</text:p>
      <text:h text:style-name="Heading_20_1" text:outline-level="1"><text:bookmark-start text:name="__RefHeading__46956_116595067"/>Calc style types<text:bookmark-end text:name="__RefHeading__46956_116595067"/></text:h>
      <text:p text:style-name="Text_20_body">While some components of <text:span text:style-name="T15">LibreOffice</text:span> offer many style types, Calc offers only two: cell styles and page styles. These style types are explained in the following sections.</text:p>
      <text:h text:style-name="Heading_20_2" text:outline-level="2"><text:bookmark-start text:name="__RefHeading__3812_1034930918"/><text:alphabetical-index-mark text:string-value="popis" text:key1="cell styles"/><text:alphabetical-index-mark text:string-value="cell" text:key1="styly"/>Cell styles<text:bookmark-end text:name="__RefHeading__3812_1034930918"/></text:h>
      <text:p text:style-name="Text_20_body">Cell styles are similar to paragraph styles used in <text:span text:style-name="T15">LibreOffice</text:span> Writer. They are the most basic type of style in Calc. <text:span text:style-name="T20">Cell styles are used for applying fonts, alignment, borders, background, number formats (for example, currency, date, number), and cell protection to format the data in the cells.</text:span></text:p>
      <text:p text:style-name="Text_20_body">A basic range of cell styles is supplied with <text:span text:style-name="T15">LibreOffice. These styles are shown on the Styles menu on the Menu bar and in </text:span><text:span text:style-name="T16">the Styles panel of</text:span><text:span text:style-name="T15"> the Sidebar. When you create a new cell style, it is shown in the Sidebar. You can also add it to the Styles menu; see Chapter 14, Setting up and Customizing Calc, for instructions.</text:span></text:p>
      <text:p text:style-name="Text_20_body">Initially, the basic styles are configured so that if you change the font family of Default, then all of the other styles will change to match.</text:p>
      <text:h text:style-name="Heading_20_2" text:outline-level="2"><text:bookmark-start text:name="__RefHeading__46960_116595067"/><text:alphabetical-index-mark text:string-value="popis" text:key1="page styles"/><text:alphabetical-index-mark text:string-value="page" text:key1="styly"/>Page styles<text:bookmark-end text:name="__RefHeading__46960_116595067"/></text:h>
      <text:p text:style-name="Text_20_body">Page styles in Calc are applied to sheets. Although one sheet may print on several pages, only one page style can be applied to a sheet. If a spreadsheet file contains more than one sheet, then a different page style can be applied to each sheet. For example, a spreadsheet might contain one sheet to be printed in landscape orientation and the other sheets to be printed in portrait orientation. </text:p>
      <text:p text:style-name="Text_20_body"><text:soft-page-break/>Two page styles are supplied with Calc: Default and Report. <text:span text:style-name="T3">Page styles</text:span> allow you to set page size and orientation, page margins, headers and footers, borders and backgrounds, and the sequence for printing sheets.</text:p>
      <text:h text:style-name="Heading_20_1" text:outline-level="1"><text:bookmark-start text:name="__RefHeading__46964_116595067"/>Applying cell styles<text:bookmark-end text:name="__RefHeading__46964_116595067"/></text:h>
      <text:p text:style-name="P15">To <text:alphabetical-index-mark text:string-value="applying" text:key1="cell styles"/>apply cell styles in Calc, you can use the Styles menu on the Menu bar, the Styles panel in the Sidebar, Fill Format mode, the Apply Style list on the <text:s/>Formatting toolbar, and keyboard shortcuts.</text:p>
      <text:h text:style-name="Heading_20_2" text:outline-level="2"><text:bookmark-start text:name="__RefHeading___Toc12286_75185296"/>Styles menu<text:bookmark-end text:name="__RefHeading___Toc12286_75185296"/></text:h>
      <text:p text:style-name="Text_20_body">The Styles menu (Figure <text:sequence-ref text:reference-format="value" text:ref-name="refFigure0">1</text:sequence-ref>) lists the cell styles supplied with Calc. To apply a cell style, select the cell or group of cells to be formatted, and then choose <text:span text:style-name="Strong_20_Emphasis">Styles</text:span> and click on the required style.</text:p>
      <text:p text:style-name="Figure"><draw:frame draw:style-name="fr1" draw:name="Figure 1" text:anchor-type="as-char" svg:width="2.1138in" draw:z-index="1"><draw:text-box fo:min-height="4.6138in"><text:p text:style-name="Caption"><draw:frame draw:style-name="fr13" draw:name="graphics1" text:anchor-type="paragraph" svg:width="1.6874in" svg:height="4.3752in" style:rel-height="scale" draw:z-index="2"><draw:image xlink:href="Pictures/10000000000000A2000001A4BD94E3605EDAA79F.png" xlink:type="simple" xlink:show="embed" xlink:actuate="onLoad" loext:mime-type="image/png"/></draw:frame>Figure <text:sequence text:ref-name="refFigure0" text:name="Figure" text:formula="ooow:Figure+1" style:num-format="1">1</text:sequence>: The Styles menu</text:p></draw:text-box></draw:frame></text:p>
      <text:h text:style-name="Heading_20_2" text:outline-level="2"><text:bookmark-start text:name="__RefHeading__46966_116595067"/>Styles panel in Sidebar<text:bookmark-end text:name="__RefHeading__46966_116595067"/></text:h>
      <text:p text:style-name="P16"><text:span text:style-name="T3">The Styles panel in the Sidebar lists and shows previews of the styles available. If the Sidebar is not open, choose </text:span><text:span text:style-name="Strong_20_Emphasis">View &gt; Styles</text:span><text:span text:style-name="T3"> or </text:span><text:span text:style-name="Strong_20_Emphasis">Styles </text:span><text:span text:style-name="Strong_20_Emphasis"><text:span text:style-name="T20">&gt;</text:span></text:span><text:span text:style-name="Strong_20_Emphasis"> Manage Styles</text:span><text:span text:style-name="T3"> or tap the </text:span><text:span text:style-name="Keystroke"><text:span text:style-name="T7">F11</text:span></text:span><text:span text:style-name="T3"> function key to open it.</text:span></text:p>
      <text:list xml:id="list1006176751" text:style-name="Numbering_20_1">
        <text:list-item>
          <text:p text:style-name="Numbering_20_1">Go to the Styles panel in the Sidebar.</text:p>
        </text:list-item>
        <text:list-item>
          <text:p text:style-name="Numbering_20_1"><text:span text:style-name="T3">Click the </text:span><text:span text:style-name="Strong_20_Emphasis">Cell Styles</text:span><text:span text:style-name="T3"> icon </text:span><text:span text:style-name="T6">on</text:span><text:span text:style-name="T5"> top of</text:span><text:span text:style-name="T3"> the Styles </text:span><text:span text:style-name="T5">panel</text:span><text:span text:style-name="T3"> to open the list of cell styles. Figure </text:span><text:span text:style-name="T3"><text:sequence-ref text:reference-format="value" text:ref-name="refFigure1">2</text:sequence-ref></text:span><text:span text:style-name="T3"><text:s/>shows the panel with Cell Styles visible.</text:span></text:p>
        </text:list-item>
        <text:list-item>
          <text:p text:style-name="Numbering_20_1">In the spreadsheet, highlight the cell or group of cells where you want to apply a cell style.</text:p>
        </text:list-item>
        <text:list-item>
          <text:p text:style-name="Numbering_20_1">Double-click on the cell style name in the Styles panel and the formatting attributes for that style are applied to the data contained in the cell or group of cells.</text:p>
        </text:list-item>
      </text:list>
      <text:p text:style-name="P9"><text:soft-page-break/><draw:frame draw:style-name="fr1" draw:name="Figure 2" text:anchor-type="as-char" svg:width="3.8417in" draw:z-index="3"><draw:text-box fo:min-height="3.1484in"><text:p text:style-name="P18"><draw:frame draw:style-name="fr12" draw:name="graphics2" text:anchor-type="paragraph" svg:x="0.3937in" svg:y="0in" svg:width="2.4898in" svg:height="2.9165in" style:rel-height="scale" draw:z-index="4"><draw:image xlink:href="Pictures/10000000000000EF00000118B5F82377757C4729.png" xlink:type="simple" xlink:show="embed" xlink:actuate="onLoad" loext:mime-type="image/png"/></draw:frame>Figure <text:sequence text:ref-name="refFigure1" text:name="Figure" text:formula="ooow:Figure+1" style:num-format="1">2</text:sequence>: Styles panel in Sidebar, showing cell styles</text:p></draw:text-box></draw:frame></text:p>
      <text:h text:style-name="Heading_20_2" text:outline-level="2"><text:bookmark-start text:name="__RefHeading___Toc1350042_140415434"/><text:alphabetical-index-mark text:string-value="Fill Format mode " text:key1="cell styles"/><text:alphabetical-index-mark text:string-value="Fill Format mode " text:key1="cell styles"/>Fill Format mode<text:bookmark-end text:name="__RefHeading___Toc1350042_140415434"/></text:h>
      <text:p text:style-name="Text_20_Body_20_List_20_Intro">Fill Format mode is useful when you want to apply the same style to many scattered cells.</text:p>
      <text:list xml:id="list83410185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Select the style you want to apply.</text:p>
        </text:list-item>
        <text:list-item>
          <text:p text:style-name="Numbering_20_1">Click the <text:span text:style-name="Strong_20_Emphasis">Fill Format Mode</text:span> <draw:frame draw:style-name="fr11" draw:name="Image2" text:anchor-type="as-char" svg:width="0.2398in" svg:height="0.2291in" draw:z-index="41"><draw:image xlink:href="Pictures/100000000000001700000016CA42C5D50857CC14.png" xlink:type="simple" xlink:show="embed" xlink:actuate="onLoad" loext:mime-type="image/png"/></draw:frame><text:s/>icon in the top right of the Styles panel. The cursor changes shape.</text:p>
        </text:list-item>
        <text:list-item>
          <text:p text:style-name="Numbering_20_1">Click in each cell where you want to apply the selected style.</text:p>
        </text:list-item>
        <text:list-item>
          <text:p text:style-name="Numbering_20_1">When you have finished formatting cells, click the <text:span text:style-name="Strong_20_Emphasis">Fill Format Mode</text:span> icon to disable it.</text:p>
        </text:list-item>
      </text:list>
      <text:list xml:id="list73830126441367" text:continue-list="list3481256576" text:style-name="Heading_20_Note">
        <text:list-item>
          <text:p text:style-name="Heading_20_Note">Poznámka</text:p>
        </text:list-item>
      </text:list>
      <text:p text:style-name="Text_20_Note">When Fill Format mode is active, a right-click anywhere in the document cancels the last Fill Format action. Be careful not to accidentally right-click and thus cancel any formatting actions you want to keep.</text:p>
      <text:h text:style-name="Heading_20_2" text:outline-level="2"><text:bookmark-start text:name="__RefHeading__46970_116595067"/><text:alphabetical-index-mark text:string-value="Seznam Použít styl "/>Seznam Použít styl<text:bookmark-end text:name="__RefHeading__46970_116595067"/></text:h>
      <text:p text:style-name="Text_20_Body_20_List_20_Intro">The Apply Style list <text:span text:style-name="T33">icon </text:span>is not included by default on the Formatting toolbar in Calc, but you can add it as follows:</text:p>
      <text:list xml:id="list73831290063108" text:continue-list="list834101853" text:style-name="Numbering_20_1">
        <text:list-item text:start-value="1">
          <text:p text:style-name="Numbering_20_1">Right-click on any icon in the Formatting toolbar and select <text:span text:style-name="Strong_20_Emphasis">Visible Buttons</text:span><text:span text:style-name="T3"> from the context menu (Figure </text:span><text:span text:style-name="T3"><text:sequence-ref text:reference-format="value" text:ref-name="refFigure2">3</text:sequence-ref></text:span><text:span text:style-name="T3">).</text:span></text:p>
        </text:list-item>
        <text:list-item>
          <text:p text:style-name="Numbering_20_1">Click <text:span text:style-name="Strong_20_Emphasis">Apply Style</text:span>. The context menu closes and the Apply Style list appears at the left end of the Formatting toolbar.</text:p>
        </text:list-item>
      </text:list>
      <text:p text:style-name="Figure"><draw:frame draw:style-name="fr1" draw:name="Figure 3" text:anchor-type="as-char" svg:width="4.9272in" draw:z-index="5"><draw:text-box fo:min-height="1.0209in"><text:p text:style-name="Caption"><draw:frame draw:style-name="fr10" draw:name="graphics3" text:anchor-type="paragraph" svg:width="4.9272in" svg:height="1.0209in" style:rel-height="scale" draw:z-index="6"><draw:image xlink:href="Pictures/10000000000001D9000000627F24AE02CECC883F.png" xlink:type="simple" xlink:show="embed" xlink:actuate="onLoad" loext:mime-type="image/png"/></draw:frame>Figure <text:sequence text:ref-name="refFigure2" text:name="Figure" text:formula="ooow:Figure+1" style:num-format="1">3</text:sequence>: Adding an Apply Style list to the Formatting toolbar</text:p></draw:text-box></draw:frame></text:p>
      <text:p text:style-name="Text_20_Body_20_List_20_Intro"><text:soft-page-break/>To apply a style using the Apply Styles list:</text:p>
      <text:list xml:id="list73830397835738" text:continue-list="list1006176751" text:style-name="Numbering_20_1">
        <text:list-item text:start-value="1">
          <text:p text:style-name="Numbering_20_1">Select a cell or a group of cells in the spreadsheet.</text:p>
        </text:list-item>
        <text:list-item>
          <text:p text:style-name="Numbering_20_1">Click the down arrow by <text:span text:style-name="Strong_20_Emphasis">Apply Styles</text:span> to open the drop-down list (Figure <text:sequence-ref text:reference-format="value" text:ref-name="refFigure3">4</text:sequence-ref>).</text:p>
        </text:list-item>
        <text:list-item>
          <text:p text:style-name="Numbering_20_1">Select the required style. The formatting attributes of that style are applied to the selected cells.</text:p>
        </text:list-item>
      </text:list>
      <text:p text:style-name="Figure"><draw:frame draw:style-name="fr1" draw:name="Figure 4" text:anchor-type="as-char" svg:width="2.8945in" draw:z-index="7"><draw:text-box fo:min-height="1.8535in"><text:p text:style-name="Caption"><draw:frame draw:style-name="fr4" draw:name="graphics4" text:anchor-type="paragraph" svg:x="0.3937in" svg:y="0in" svg:width="1.2709in" svg:height="1.6146in" style:rel-height="scale" draw:z-index="8"><draw:image xlink:href="Pictures/100000000000007A0000009BAEE55C8499620DDB.png" xlink:type="simple" xlink:show="embed" xlink:actuate="onLoad" loext:mime-type="image/png"/></draw:frame>Figure <text:sequence text:ref-name="refFigure3" text:name="Figure" text:formula="ooow:Figure+1" style:num-format="1">4</text:sequence>: Applying a style from the list</text:p></draw:text-box></draw:frame></text:p>
      <text:p text:style-name="P13">Only the styles that are in use are shown on the list. Click <text:span text:style-name="Strong_20_Emphasis">More Styles</text:span> to go to the Styles panel where all cell styles are available.</text:p>
      <text:h text:style-name="Heading_20_2" text:outline-level="2"><text:bookmark-start text:name="__RefHeading__46972_116595067"/>Klávesové zkratky<text:bookmark-end text:name="__RefHeading__46972_116595067"/></text:h>
      <text:p text:style-name="Text_20_body">You can create keyboard shortcuts to apply commonly-used cell or page styles, including any custom styles that you have created. See Chapter 14, Setting up and Customizing Calc, for more information.</text:p>
      <text:h text:style-name="Heading_20_1" text:outline-level="1"><text:bookmark-start text:name="__RefHeading__46974_116595067"/><text:alphabetical-index-mark text:string-value="applying" text:key1="page styles"/>Applying <text:alphabetical-index-mark text:string-value="page" text:key1="styly"/>page styles<text:bookmark-end text:name="__RefHeading__46974_116595067"/></text:h>
      <text:p text:style-name="P5">The page style applied to a sheet within a spreadsheet is indicated on the Status Bar, as shown in Figure <text:sequence-ref text:reference-format="value" text:ref-name="refFigure4">5</text:sequence-ref>.</text:p>
      <text:p text:style-name="Figure"><draw:frame draw:style-name="fr1" draw:name="Figure 5" text:anchor-type="as-char" svg:width="5.2811in" draw:z-index="9"><draw:text-box fo:min-height="0.8437in"><text:p text:style-name="Caption"><draw:frame draw:style-name="fr3" draw:name="graphics5" text:anchor-type="paragraph" svg:width="5.2811in" svg:height="0.8437in" style:rel-height="scale" draw:z-index="10"><draw:image xlink:href="Pictures/10000000000001FB00000051B20FDF0F905AF918.png" xlink:type="simple" xlink:show="embed" xlink:actuate="onLoad" loext:mime-type="image/png"/></draw:frame>Figure <text:sequence text:ref-name="refFigure4" text:name="Figure" text:formula="ooow:Figure+1" style:num-format="1">5</text:sequence>: Page style (Default) indicated on Status Bar</text:p></draw:text-box></draw:frame></text:p>
      <text:p text:style-name="Text_20_body">To apply a different page style:</text:p>
      <text:list xml:id="list73831126220756" text:continue-list="list73831290063108" text:style-name="Numbering_20_1">
        <text:list-item text:start-value="1">
          <text:p text:style-name="Numbering_20_1">Select the sheet to be styled by clicking its sheet tab at the bottom of the window.</text:p>
        </text:list-item>
        <text:list-item>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In <text:span text:style-name="T17">the</text:span><text:span text:style-name="T29"> top of</text:span> the Styles <text:span text:style-name="T22">panel</text:span>, click <text:span text:style-name="T3">the </text:span><text:span text:style-name="Strong_20_Emphasis">Page Styles</text:span><text:span text:style-name="T3"> icon.</text:span></text:p>
        </text:list-item>
        <text:list-item>
          <text:p text:style-name="Numbering_20_1">Double-click on the required page style.</text:p>
        </text:list-item>
      </text:list>
      <text:h text:style-name="Heading_20_1" text:outline-level="1"><text:bookmark-start text:name="Creatingnewstyles"/><text:bookmark-start text:name="__RefHeading___Toc41991_75185296"/>Vytvoření nových (vlastních) stylů<text:bookmark-end text:name="__RefHeading___Toc41991_75185296"/></text:h>
      <text:p text:style-name="Text_20_Body_20_List_20_Intro">To create a new (custom) style, follow the procedure described in this section<text:bookmark-end text:name="Creatingnewstyles"/>.</text:p>
      <text:list xml:id="list73831214628683" text:continue-list="list73830126441367" text:style-name="Heading_20_Note">
        <text:list-item>
          <text:p text:style-name="Heading_20_Note">Poznámka</text:p>
        </text:list-item>
      </text:list>
      <text:p text:style-name="Text_20_Note">Any new (custom) styles, and any changes to existing styles, apply only to the spreadsheet in use. To save new styles in a template, see “<text:bookmark-ref text:reference-format="text" text:ref-name="__RefHeading___Toc19430_75185296">Creating a template</text:bookmark-ref>” on page <text:bookmark-ref text:reference-format="page" text:ref-name="__RefHeading___Toc19430_75185296">21</text:bookmark-ref><text:s/>for more information.</text:p>
      <text:list xml:id="list73832136369133" text:continue-list="list73830397835738"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text:span text:style-name="T3">To create a new cell style, click the </text:span><text:span text:style-name="Strong_20_Emphasis">Cell Styles</text:span><text:span text:style-name="T3"> icon, or to create a new page style, click the </text:span><text:span text:style-name="Strong_20_Emphasis">Page Styles</text:span><text:span text:style-name="T3"> icon.</text:span></text:p>
        </text:list-item>
        <text:list-item>
          <text:p text:style-name="Numbering_20_1">Right-click in the Styles panel and select <text:span text:style-name="Strong_20_Emphasis">New</text:span> from the <text:span text:style-name="T15">context</text:span> menu to open either the Cell Style dialog or the Page Style dialog.</text:p>
        </text:list-item>
        <text:list-item>
          <text:p text:style-name="Numbering_20_1">Use the various tabbed pages in the dialogs to set the attributes for the new style.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s/>for more information.</text:p>
        </text:list-item>
        <text:list-item>
          <text:p text:style-name="Numbering_20_1">Click <text:span text:style-name="Strong_20_Emphasis">OK</text:span> to close the dialog and save the new style.</text:p>
        </text:list-item>
      </text:list>
      <text:list xml:id="list73831187558673" text:continue-list="list73831214628683" text:style-name="Heading_20_Note">
        <text:list-item>
          <text:p text:style-name="Heading_20_Note">Poznámka</text:p>
        </text:list-item>
      </text:list>
      <text:p text:style-name="Text_20_Note">Style names are case sensitive. You can define, for example, a style called <text:span text:style-name="Emphasis">red</text:span> and another style called <text:span text:style-name="Emphasis">Red</text:span>. Make sure all style names are sufficiently different to prevent any confusion.</text:p>
      <text:h text:style-name="Heading_20_2" text:outline-level="2"><text:bookmark-start text:name="__RefHeading__4071_809698872"/>Cell style attributes<text:bookmark-end text:name="__RefHeading__4071_809698872"/></text:h>
      <text:p text:style-name="Text_20_body">The following attributes are available on the tabbed pages of the Cell Style dialog (Figure <text:sequence-ref text:reference-format="value" text:ref-name="refFigure6">7</text:sequence-ref>).</text:p>
      <text:h text:style-name="Heading_20_3" text:outline-level="3"><text:bookmark-start text:name="__RefHeading__3814_1034930918"/>Organizer tab<text:bookmark-end text:name="__RefHeading__3814_1034930918"/></text:h>
      <text:p text:style-name="Figure"><draw:frame draw:style-name="fr1" draw:name="Figure 6" text:anchor-type="as-char" svg:width="6.448in" draw:z-index="11"><draw:text-box fo:min-height="2.802in"><text:p text:style-name="Caption"><draw:frame draw:style-name="fr3" draw:name="graphics6" text:anchor-type="paragraph" svg:width="6.448in" svg:height="2.802in" style:rel-height="scale" draw:z-index="12"><draw:image xlink:href="Pictures/100000000000026B0000010D2460D7B6DA44A44E.png" xlink:type="simple" xlink:show="embed" xlink:actuate="onLoad" loext:mime-type="image/png"/></draw:frame>Figure <text:sequence text:ref-name="refFigure5" text:name="Figure" text:formula="ooow:Figure+1" style:num-format="1">6</text:sequence>: Cell Style dialog – Organizer <text:span text:style-name="T22">tab</text:span></text:p></draw:text-box></draw:frame></text:p>
      <text:list xml:id="list107784208" text:style-name="List_20_1">
        <text:list-item>
          <text:p text:style-name="List_20_1"><text:span text:style-name="Strong_20_Emphasis">Name</text:span> – displays the name of the selected style. If you are creating or modifying a custom style, enter a name for the style. You cannot change the name of a predefined style.</text:p>
        </text:list-item>
        <text:list-item>
          <text:p text:style-name="List_20_1"><text:span text:style-name="Strong_20_Emphasis">Inherit from</text:span> – you can choose to link the new style to an existing style and then modify some of the attributes. If you do this, any change to the parent style’s attributes will affect the new style. For example, you could make the styles identical except for the font color; if you later change the font family of the parent style, the new style’s family will also change.</text:p>
        </text:list-item>
        <text:list-item>
          <text:p text:style-name="List_20_1"><text:span text:style-name="Strong_20_Emphasis">Category</text:span> – displays the category for the current style. If you are creating or modifying a new style, select <text:span text:style-name="T8">Custom Styles</text:span> from the list. You cannot change the category for a predefined style.</text:p>
        </text:list-item>
        <text:list-item>
          <text:p text:style-name="List_20_1"><text:span text:style-name="Strong_20_Emphasis">Contains</text:span> – describes the formatting used in the style.</text:p>
        </text:list-item>
      </text:list>
      <text:h text:style-name="Heading_20_3" text:outline-level="3"><text:bookmark-start text:name="__RefHeading__3816_1034930918"/>Numbers tab<text:bookmark-end text:name="__RefHeading__3816_1034930918"/></text:h>
      <text:list xml:id="list73831026101915" text:continue-numbering="true" text:style-name="List_20_1">
        <text:list-item>
          <text:p text:style-name="List_20_1"><text:span text:style-name="Strong_20_Emphasis">Category</text:span> – select a category from the list. Examples: <text:span text:style-name="T30">C</text:span>urrency, <text:span text:style-name="T30">D</text:span>ate, <text:span text:style-name="T30">N</text:span>umber, <text:span text:style-name="T30">T</text:span>ext.</text:p>
        </text:list-item>
        <text:list-item>
          <text:p text:style-name="List_20_1"><text:span text:style-name="Strong_20_Emphasis">Format</text:span> – select how you want the contents of the selected cell(s) to be displayed. </text:p>
        </text:list-item>
      </text:list>
      <text:p text:style-name="LOList_20_1_5f_TextBody"><text:soft-page-break/>When you select <text:span text:style-name="T8">Currency</text:span> as a category, you need to select a currency from the drop-down list and then select the format to use from the options available for that currency.</text:p>
      <text:p text:style-name="LOList_20_1_5f_TextBody">The currency format is not dependent on the language that you select in the <text:span text:style-name="T19">Language</text:span> box. The default currency format for a cell is determined by the regional settings of your operating system.</text:p>
      <text:list xml:id="list73830596455738" text:continue-numbering="true" text:style-name="List_20_1">
        <text:list-item>
          <text:p text:style-name="List_20_1"><text:span text:style-name="Strong_20_Emphasis">Language</text:span> – specifies the language setting for the selected cells. With the language set to <text:span text:style-name="T30">the default</text:span>, LibreOffice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List_20_1"><text:span text:style-name="Strong_20_Emphasis">Options</text:span> – specify the options for the selected format.</text:p>
        </text:list-item>
      </text:list>
      <text:list xml:id="list1495429135" text:style-name="List_20_2">
        <text:list-item>
          <text:p text:style-name="List_20_2"><text:span text:style-name="Emphasis">Decimal places</text:span> – enter the number of decimal places that you want to display.</text:p>
        </text:list-item>
        <text:list-item>
          <text:p text:style-name="List_20_2"><text:span text:style-name="Emphasis">Leading zeroes</text:span> – enter the maximum number of zeroes to display in front of the decimal point.</text:p>
        </text:list-item>
        <text:list-item>
          <text:p text:style-name="List_20_2"><text:span text:style-name="Emphasis">Negative numbers red </text:span>– select to change the font color of negative numbers to red.</text:p>
        </text:list-item>
        <text:list-item>
          <text:p text:style-name="List_20_2"><text:span text:style-name="Emphasis">Thousands separator</text:span> – select to insert a separator between thousands. The type of separator (for example, a comma or a space) depends on your language settings.</text:p>
        </text:list-item>
      </text:list>
      <text:list xml:id="list73830470608408" text:continue-list="list73830596455738" text:style-name="List_20_1">
        <text:list-item>
          <text:p text:style-name="List_20_1"><text:span text:style-name="Strong_20_Emphasis">Format code</text:span> – displays the number format code for the selected format. You can also enter a custom format.</text:p>
        </text:list-item>
        <text:list-item>
          <text:p text:style-name="List_20_1"><text:span text:style-name="Strong_20_Emphasis">Preview field</text:span> – displays a preview of the current selection.</text:p>
        </text:list-item>
      </text:list>
      <text:p text:style-name="Figure"><text:bookmark-start text:name="__RefHeading___Toc36819_3643740703"/><draw:frame draw:style-name="fr1" draw:name="Figure 7" text:anchor-type="as-char" svg:width="6.448in" draw:z-index="13"><draw:text-box fo:min-height="5.1346in"><text:p text:style-name="Caption"><draw:frame draw:style-name="fr9" draw:name="graphics8" text:anchor-type="paragraph" svg:width="6.448in" svg:height="4.9189in" style:rel-height="scale" draw:z-index="14"><draw:image xlink:href="Pictures/100000000000026B0000020D0A6C7F1FA34CC270.png" xlink:type="simple" xlink:show="embed" xlink:actuate="onLoad" loext:mime-type="image/png"/></draw:frame>Figure <text:sequence text:ref-name="refFigure6" text:name="Figure" text:formula="ooow:Figure+1" style:num-format="1">7</text:sequence>: Cell Style dialog – Numbers <text:span text:style-name="T22">tab</text:span></text:p></draw:text-box></draw:frame><text:bookmark-end text:name="__RefHeading___Toc36819_3643740703"/></text:p>
      <text:h text:style-name="Heading_20_3" text:outline-level="3"><text:bookmark-start text:name="__RefHeading___Toc3619_1411812658"/><text:soft-page-break/>Font tab<text:bookmark-end text:name="__RefHeading___Toc3619_1411812658"/></text:h>
      <text:p text:style-name="Figure"><draw:frame draw:style-name="fr1" draw:name="Figure 8" text:anchor-type="as-char" svg:width="6.448in" draw:z-index="15"><draw:text-box fo:min-height="5.1118in"><text:p text:style-name="Caption"><draw:frame draw:style-name="fr3" draw:name="graphics7" text:anchor-type="paragraph" svg:width="6.448in" svg:height="5.4925in" draw:z-index="16"><draw:image xlink:href="Pictures/100000000000026B0000020D57AC9150AE67477B.png" xlink:type="simple" xlink:show="embed" xlink:actuate="onLoad" loext:mime-type="image/png"/></draw:frame>Figure <text:sequence text:ref-name="refFigure7" text:name="Figure" text:formula="ooow:Figure+1" style:num-format="1">8</text:sequence>: Cell Style dialog – Font <text:span text:style-name="T30">tab</text:span></text:p></draw:text-box></draw:frame></text:p>
      <text:list xml:id="list73831883918460" text:continue-numbering="true" text:style-name="List_20_1">
        <text:list-item>
          <text:p text:style-name="P35"><text:span text:style-name="Strong_20_Emphasis">F</text:span><text:span text:style-name="Strong_20_Emphasis"><text:span text:style-name="T30">ont</text:span></text:span>– select a font family from the list.</text:p>
        </text:list-item>
        <text:list-item>
          <text:p text:style-name="P36"><text:span text:style-name="Strong_20_Emphasis"><text:span text:style-name="T23">Style</text:span></text:span> – select the formatting you want to apply, for example <text:span text:style-name="T19">Bold</text:span> or <text:span text:style-name="T8">Italic</text:span>.</text:p>
        </text:list-item>
        <text:list-item text:style-override="OOoBullets_20_1">
          <text:p text:style-name="P37"><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pt or 5pt).</text:p>
        </text:list-item>
        <text:list-item>
          <text:p text:style-name="P36"><text:span text:style-name="Strong_20_Emphasis">Language</text:span> – sets the language that the spelling checker to use. The spelling checker works only when you have installed the corresponding language module. A language entry has a check mark in front of it if the spelling checker is activated for that language.</text:p>
        </text:list-item>
        <text:list-item>
          <text:p text:style-name="P35"><text:span text:style-name="Strong_20_Emphasis">Features</text:span> – some fonts offer special features such as <text:span text:style-name="T30">D</text:span>iscretionary ligatures and <text:span text:style-name="T30">Horizontal K</text:span>erning. Click this button to select those features.</text:p>
        </text:list-item>
        <text:list-item>
          <text:p text:style-name="P36"><text:span text:style-name="Strong_20_Emphasis">Preview</text:span> – displays a preview of the current selection.</text:p>
        </text:list-item>
      </text:list>
      <text:h text:style-name="P33" text:outline-level="3"><text:bookmark-start text:name="__RefHeading___Toc1350044_140415434"/><text:soft-page-break/>Font Effects tab<text:bookmark-end text:name="__RefHeading___Toc1350044_140415434"/></text:h>
      <text:p text:style-name="P10"><draw:frame draw:style-name="fr1" draw:name="Figure 9" text:anchor-type="as-char" svg:width="6.448in" draw:z-index="17"><draw:text-box fo:min-height="4.6898in"><text:p text:style-name="Caption"><draw:frame draw:style-name="fr3" draw:name="graphics9" text:anchor-type="paragraph" svg:width="6.448in" svg:height="4.4374in" style:rel-height="scale" draw:z-index="18"><draw:image xlink:href="Pictures/100000000000026B000001AAB533EAC89B71D291.png" xlink:type="simple" xlink:show="embed" xlink:actuate="onLoad" loext:mime-type="image/png"/></draw:frame>Figure <text:sequence text:ref-name="refFigure8" text:name="Figure" text:formula="ooow:Figure+1" style:num-format="1">9</text:sequence>: Cell Style dialog – Font Effects <text:span text:style-name="T30">tab</text:span></text:p></draw:text-box></draw:frame></text:p>
      <text:list xml:id="list73831830324366" text:continue-numbering="true" text:style-name="List_20_1">
        <text:list-item>
          <text:p text:style-name="P36"><text:span text:style-name="Strong_20_Emphasis">Font color</text:span> – sets the color for the text. If you select <text:span text:style-name="T8">Automatic</text:span>, the text color is set to black for light backgrounds and to white for dark backgrounds.</text:p>
        </text:list-item>
        <text:list-item>
          <text:p text:style-name="P36"><text:span text:style-name="Strong_20_Emphasis">Relief</text:span> – select a relief effect to apply to the text. The <text:span text:style-name="Emphasis">Embossed</text:span> relief makes the characters appear as if they are raised above the page. The <text:span text:style-name="Emphasis">Engraved</text:span> relief makes the characters appear as if they are pressed into the page.</text:p>
        </text:list-item>
        <text:list-item>
          <text:p text:style-name="P36"><text:span text:style-name="Strong_20_Emphasis">Outline</text:span> – displays the outline of the characters. This effect does not work with every font.</text:p>
        </text:list-item>
        <text:list-item>
          <text:p text:style-name="P35"><text:span text:style-name="Strong_20_Emphasis">Shadow</text:span> – adds a shadow that casts below and to the right of the characters.</text:p>
        </text:list-item>
        <text:list-item>
          <text:p text:style-name="List_20_1"><text:span text:style-name="Strong_20_Emphasis">Overlining</text:span> – select the overlining style that you want to apply. To apply the overlining to words only (not the spaces between them), select <text:span text:style-name="Strong_20_Emphasis">Individual words</text:span>.</text:p>
        </text:list-item>
        <text:list-item>
          <text:p text:style-name="List_20_1"><text:span text:style-name="Strong_20_Emphasis">Overline color</text:span> – select the color for the overlining. <text:span text:style-name="Emphasis">Automatic</text:span> matches the font color.</text:p>
        </text:list-item>
        <text:list-item>
          <text:p text:style-name="List_20_1"><text:span text:style-name="Strong_20_Emphasis">Strikethrough</text:span> – select a strikethrough style for the selected text.</text:p>
        </text:list-item>
        <text:list-item>
          <text:p text:style-name="P34"><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LOList_20_1_5f_TextBody">If you apply underlining to a superscript text, the underlining is raised to the level of the superscript. If the superscript is contained in a word with normal text, the underlining is not raised.</text:p>
      <text:list xml:id="list73831319808623" text:continue-numbering="true" text:style-name="List_20_1">
        <text:list-item>
          <text:p text:style-name="P34"><text:span text:style-name="Strong_20_Emphasis">Underline color</text:span> – select the color for the underlining. <text:span text:style-name="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Preview</text:span> – displays a preview of the current selection.</text:p>
        </text:list-item>
      </text:list>
      <text:h text:style-name="Heading_20_3" text:outline-level="3"><text:bookmark-start text:name="__RefHeading__4418_246834245"/><text:soft-page-break/>Alignment <text:span text:style-name="T24">tab</text:span><text:bookmark-end text:name="__RefHeading__4418_246834245"/></text:h>
      <text:p text:style-name="Figure"><draw:frame draw:style-name="fr1" draw:name="Figure 10" text:anchor-type="as-char" svg:width="6.448in" draw:z-index="19"><draw:text-box fo:min-height="4.1146in"><text:p text:style-name="Caption"><draw:frame draw:style-name="fr8" draw:name="graphics10" text:anchor-type="paragraph" svg:x="0.0417in" svg:y="0in" svg:width="6.448in" svg:height="3.8965in" style:rel-height="scale" draw:z-index="20"><draw:image xlink:href="Pictures/100000000000026B000001CC161483C7FBB63784.png" xlink:type="simple" xlink:show="embed" xlink:actuate="onLoad" loext:mime-type="image/png"/></draw:frame>Figure <text:sequence text:ref-name="refFigure9" text:name="Figure" text:formula="ooow:Figure+1" style:num-format="1">10</text:sequence>: Cell Style dialog – Alignment <text:span text:style-name="T24">tab</text:span></text:p></draw:text-box></draw:frame></text:p>
      <text:list xml:id="list73831065123798"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73830343616633" text:continue-list="list1495429135" text:style-name="List_20_2">
        <text:list-item>
          <text:p text:style-name="List_20_2"><text:span text:style-name="T8">Horizontal</text:span> – select the horizontal alignment option that you want to apply to the cell contents.</text:p>
        </text:list-item>
        <text:list-item>
          <text:p text:style-name="P41"><text:span text:style-name="Emphasis">Default</text:span> – aligns numbers to the right and text to the left.</text:p>
        </text:list-item>
        <text:list-item>
          <text:p text:style-name="P42"><text:span text:style-name="Emphasis">Left</text:span> – aligns the contents of the cell to the left.</text:p>
        </text:list-item>
        <text:list-item>
          <text:p text:style-name="P43"><text:span text:style-name="Emphasis">Center</text:span> – horizontally centers the contents of the cell.</text:p>
        </text:list-item>
        <text:list-item>
          <text:p text:style-name="P43"><text:span text:style-name="Emphasis">Right</text:span> – aligns the contents of the cell to the right.</text:p>
        </text:list-item>
        <text:list-item>
          <text:p text:style-name="P42"><text:span text:style-name="Emphasis">Justified</text:span> – aligns the contents of the cell to the left and to the right cell borders.</text:p>
        </text:list-item>
        <text:list-item>
          <text:p text:style-name="P42"><text:span text:style-name="Emphasis">Filled</text:span> – repeats the cell contents (number and text) until the visible area of the cell is filled. This feature does not work on text that contains line breaks.</text:p>
          <text:list>
            <text:list-item>
              <text:list>
                <text:list-item>
                  <text:p text:style-name="P43"><text:span text:style-name="Emphasis">Distributed</text:span> – aligns contents evenly across the whole cell. Unlike <text:span text:style-name="T8">Justified</text:span>, it also justifies the very last line of text.</text:p>
                </text:list-item>
              </text:list>
            </text:list-item>
          </text:list>
        </text:list-item>
        <text:list-item>
          <text:p text:style-name="List_20_2"><text:span text:style-name="T8">Indent</text:span> – indents from the left edge of the cell by the amount that you enter.</text:p>
        </text:list-item>
        <text:list-item>
          <text:p text:style-name="P44"><text:span text:style-name="T8">Vertical</text:span> – select the vertical alignment option that you want to apply to the cell contents.</text:p>
        </text:list-item>
        <text:list-item>
          <text:p text:style-name="P41"><text:span text:style-name="Emphasis">Default</text:span> – aligns the cell contents to the bottom of the cell.</text:p>
        </text:list-item>
        <text:list-item>
          <text:p text:style-name="P42"><text:span text:style-name="Emphasis">Top</text:span> – aligns the contents of the cell to the upper edge of the cell.</text:p>
        </text:list-item>
        <text:list-item>
          <text:p text:style-name="P42"><text:span text:style-name="Emphasis">Bottom</text:span> – aligns the contents of the cell to the lower edge of the cell.</text:p>
        </text:list-item>
        <text:list-item>
          <text:p text:style-name="P42"><text:span text:style-name="Emphasis">Middle</text:span> – vertically centers the contents of the cell.</text:p>
        </text:list-item>
        <text:list-item>
          <text:p text:style-name="P42"><text:span text:style-name="Emphasis">Justified</text:span> – aligns the contents of the cell to the top and to the bottom cell borders.</text:p>
        </text:list-item>
        <text:list-item>
          <text:p text:style-name="P43"><text:span text:style-name="Emphasis">Distributed</text:span> – aligns contents evenly across the whole cell. Unlike <text:span text:style-name="T8">Justified</text:span>, it also justifies the very last line of text.</text:p>
        </text:list-item>
      </text:list>
      <text:list xml:id="list73832117778966" text:continue-list="list73831065123798" text:style-name="List_20_1">
        <text:list-item>
          <text:p text:style-name="List_20_1"><text:soft-page-break/><text:span text:style-name="Strong_20_Emphasis">Text Orientation</text:span> – defines the text direction of cell contents.</text:p>
        </text:list-item>
      </text:list>
      <text:list xml:id="list73831416588179" text:continue-list="list73830343616633"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Degrees</text:span> – allows you to manually enter the orientation angle. A positive number rotates the text to the left and a negative number rotates the text to the right.</text:p>
        </text:list-item>
        <text:list-item>
          <text:p text:style-name="List_20_2"><text:span text:style-name="Emphasis">Reference edge</text:span> – specify the cell edge from which to write the rotated text.</text:p>
        </text:list-item>
      </text:list>
      <text:p text:style-name="P22"><text:span text:style-name="Emphasis">Text Extension From Lower Cell Border</text:span> – writes the rotated text from the bottom cell edge outwards.</text:p>
      <text:p text:style-name="P12"><text:span text:style-name="Emphasis">Text Extension From Upper Cell Border</text:span> – writes the rotated text from the top cell edge outwards.</text:p>
      <text:p text:style-name="P12"><text:span text:style-name="Emphasis">Text Extension Inside Cell</text:span> – writes the rotated text only within the cell.</text:p>
      <text:list xml:id="list73830332265775" text:continue-list="list73832117778966" text:style-name="List_20_1">
        <text:list-item>
          <text:p text:style-name="List_20_1"><text:span text:style-name="Strong_20_Emphasis">Properties</text:span> – determine the text flow in a cell.</text:p>
        </text:list-item>
      </text:list>
      <text:list xml:id="list73831525142116" text:continue-list="list73831416588179" text:style-name="List_20_2">
        <text:list-item>
          <text:p text:style-name="List_20_2"><text:span text:style-name="T8">Wrap text automatically</text:span> – wraps text onto another line at the cell border. The number of lines depends on the width of the cell. To enter a manual line break, press <text:span text:style-name="Keystroke">Ctrl</text:span><text:span text:style-name="T8">+</text:span><text:span text:style-name="Keystroke">Enter</text:span> in the cell.</text:p>
        </text:list-item>
        <text:list-item>
          <text:p text:style-name="List_20_2"><text:span text:style-name="T8">Hyphenation active</text:span> – enables word hyphenation for text wrapping to the next line.</text:p>
        </text:list-item>
        <text:list-item>
          <text:p text:style-name="List_20_2"><text:span text:style-name="T8">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T30">L</text:span>eft-to-right, <text:span text:style-name="T30">R</text:span>ight-to-left, and <text:span text:style-name="T30">U</text:span>se <text:span text:style-name="T30">superordinate object settings</text:span> <text:span text:style-name="T30">(</text:span>the settings applied to the preceding cell).</text:p>
        </text:list-item>
      </text:list>
      <text:h text:style-name="Heading_20_3" text:outline-level="3"><text:bookmark-start text:name="__RefHeading__6078_1034930918"/>Borders <text:span text:style-name="T25">tab</text:span><text:bookmark-end text:name="__RefHeading__6078_1034930918"/></text:h>
      <text:p text:style-name="P11"><draw:frame draw:style-name="fr1" draw:name="Figure 11" text:anchor-type="as-char" svg:width="6.448in" draw:z-index="42"><draw:text-box fo:min-height="4.4189in"><text:p text:style-name="Caption"><draw:frame draw:style-name="fr7" draw:name="graphics11" text:anchor-type="paragraph" svg:x="0in" svg:y="0in" svg:width="6.448in" svg:height="4.222in" style:rel-height="scale" draw:z-index="43"><draw:image xlink:href="Pictures/100000000000026B000001E94AE717008E392574.png" xlink:type="simple" xlink:show="embed" xlink:actuate="onLoad" loext:mime-type="image/png"/></draw:frame>Figure <text:sequence text:ref-name="refFigure10" text:name="Figure" text:formula="ooow:Figure+1" style:num-format="1">11</text:sequence>: Cell Style dialog – Borders <text:span text:style-name="T25">tab</text:span></text:p></draw:text-box></draw:frame></text:p>
      <text:p text:style-name="P17"><text:soft-page-break/>Sets the border attributes for the selected cells.</text:p>
      <text:list xml:id="list73831909065403" text:continue-list="list73830332265775"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text:span text:style-name="T30">line</text:span>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Emphasis">Synchronize</text:span> to apply the same padding to all four borders when you enter a new distance.</text:p>
        </text:list-item>
        <text:list-item>
          <text:p text:style-name="P34"><text:span text:style-name="Strong_20_Emphasis">Shadow Style</text:span> – applies a shadow effect to borders. You can specify the position of the shadow (top, bottom, right, or left side), the distance it extends, and its color.</text:p>
        </text:list-item>
      </text:list>
      <text:h text:style-name="Heading_20_3" text:outline-level="3"><text:bookmark-start text:name="__RefHeading__6080_1034930918"/>Background <text:span text:style-name="T25">tab</text:span><text:bookmark-end text:name="__RefHeading__6080_1034930918"/></text:h>
      <text:p text:style-name="Text_20_body">Click <text:span text:style-name="Strong_20_Emphasis">Color</text:span> to select a color to use as a background for the formatted cells. <text:span text:style-name="T30">You can choose from several palettes.</text:span> To change the color, select another one. To remove the background color, select <text:span text:style-name="Strong_20_Emphasis">None</text:span>.</text:p>
      <text:p text:style-name="Figure"><draw:frame draw:style-name="fr1" draw:name="Figure 12" text:anchor-type="as-char" svg:width="6.448in" draw:z-index="21"><draw:text-box fo:min-height="4.8028in"><text:p text:style-name="Caption"><draw:frame draw:style-name="fr6" draw:name="graphics12" text:anchor-type="paragraph" svg:x="0in" svg:y="0.039in" svg:width="6.448in" svg:height="4.5783in" draw:z-index="22"><draw:image xlink:href="Pictures/100000000000026B0000020D4529C67AB03E98D5.png" xlink:type="simple" xlink:show="embed" xlink:actuate="onLoad" loext:mime-type="image/png"/></draw:frame>Figure <text:sequence text:ref-name="refFigure11" text:name="Figure" text:formula="ooow:Figure+1" style:num-format="1">12</text:sequence>: Cell Style dialog – Background <text:span text:style-name="T25">tab</text:span></text:p></draw:text-box></draw:frame></text:p>
      <text:h text:style-name="Heading_20_3" text:outline-level="3"><text:bookmark-start text:name="__RefHeading__4420_246834245"/>Cell <text:span text:style-name="T30">P</text:span>rotection <text:span text:style-name="T25">tab</text:span><text:bookmark-end text:name="__RefHeading__4420_246834245"/></text:h>
      <text:p text:style-name="P24"><text:span text:style-name="Strong_20_Emphasis">Protection</text:span></text:p>
      <text:list xml:id="list73831312550290" text:continue-numbering="true" text:style-name="List_20_1">
        <text:list-item>
          <text:p text:style-name="List_20_1"><text:span text:style-name="Emphasis">Hide all</text:span> – hides formulas and contents of the selected cells.</text:p>
        </text:list-item>
        <text:list-item>
          <text:p text:style-name="List_20_1"><text:span text:style-name="Emphasis">Protected</text:span> – prevents the selected cells from being modified. This cell protection only takes effect if you also protect the sheet.</text:p>
        </text:list-item>
        <text:list-item>
          <text:p text:style-name="List_20_1"><text:span text:style-name="Emphasis">Hide formula</text:span> – hides formulas in the selected cells.</text:p>
        </text:list-item>
      </text:list>
      <text:p text:style-name="P23"><text:span text:style-name="Strong_20_Emphasis">Print</text:span></text:p>
      <text:list xml:id="list73831020197358" text:continue-numbering="true" text:style-name="List_20_1">
        <text:list-item>
          <text:p text:style-name="List_20_1"><text:span text:style-name="Emphasis">Hide when printing</text:span> – prevents the selected cells from being printed.</text:p>
        </text:list-item>
      </text:list>
      <text:p text:style-name="Figure"><text:soft-page-break/><draw:frame draw:style-name="fr1" draw:name="Figure 13" text:anchor-type="as-char" svg:width="6.448in" draw:z-index="23"><draw:text-box fo:min-height="2.2283in"><text:p text:style-name="Caption"><draw:frame draw:style-name="fr5" draw:name="graphics13" text:anchor-type="paragraph" svg:x="0in" svg:y="0in" svg:width="6.448in" svg:height="2.0457in" style:rel-height="scale" draw:z-index="24"><draw:image xlink:href="Pictures/100000000000026B0000011C7B1077BC0302A706.png" xlink:type="simple" xlink:show="embed" xlink:actuate="onLoad" loext:mime-type="image/png"/></draw:frame>Figure <text:sequence text:ref-name="refFigure12" text:name="Figure" text:formula="ooow:Figure+1" style:num-format="1">13</text:sequence>: Cell Style dialog – Cell protection <text:span text:style-name="T25">tab</text:span></text:p></draw:text-box></draw:frame></text:p>
      <text:h text:style-name="Heading_20_2" text:outline-level="2"><text:bookmark-start text:name="__RefHeading___Toc25945_3643740703"/>Resetting cell style attributes<text:bookmark-end text:name="__RefHeading___Toc25945_3643740703"/></text:h>
      <text:p text:style-name="Text_20_body">The buttons at the bottom of cell style dialog have the following functions:</text:p>
      <text:list xml:id="list73831594514103" text:continue-numbering="true" text:style-name="List_20_1">
        <text:list-item>
          <text:p text:style-name="List_20_1"><text:span text:style-name="Strong_20_Emphasis">Reset</text:span> – returns to last saved settings for all <text:span text:style-name="T30">tabs</text:span> of this dialog.</text:p>
        </text:list-item>
        <text:list-item>
          <text:p text:style-name="List_20_1"><text:span text:style-name="Strong_20_Emphasis">Standard</text:span> – returns to the settings in the template for the current dialog <text:span text:style-name="T25">tab</text:span> only.</text:p>
        </text:list-item>
        <text:list-item>
          <text:p text:style-name="List_20_1"><text:span text:style-name="Strong_20_Emphasis">Cancel</text:span> – cancels any changes made (to all <text:span text:style-name="T25">tabs</text:span> in the dialog) since the last save of this dialog (by clicking <text:span text:style-name="Strong_20_Emphasis">OK</text:span>).</text:p>
        </text:list-item>
        <text:list-item>
          <text:p text:style-name="List_20_1"><text:span text:style-name="Strong_20_Emphasis">OK</text:span> – saves all changes made (to all <text:span text:style-name="T25">tabs</text:span> in the dialog).</text:p>
        </text:list-item>
      </text:list>
      <text:h text:style-name="Heading_20_2" text:outline-level="2"><text:bookmark-start text:name="__RefHeading__4073_809698872"/>Page style attributes<text:bookmark-end text:name="__RefHeading__4073_809698872"/></text:h>
      <text:p text:style-name="Text_20_body">The following attributes are available on the <text:span text:style-name="T25">tabs</text:span> of the Page Style dialog (Figure <text:sequence-ref text:reference-format="value" text:ref-name="refFigure14">15</text:sequence-ref>).</text:p>
      <text:h text:style-name="Heading_20_3" text:outline-level="3"><text:bookmark-start text:name="__RefHeading__4422_246834245"/>Organizer <text:span text:style-name="T25">tab</text:span><text:bookmark-end text:name="__RefHeading__4422_246834245"/></text:h>
      <text:p text:style-name="Text_20_body">This <text:span text:style-name="T30">tab</text:span> is similar to the Organizer <text:span text:style-name="T25">tab</text:span> for cell styles.</text:p>
      <text:list xml:id="list73830952932834" text:continue-numbering="true" text:style-name="List_20_1">
        <text:list-item>
          <text:p text:style-name="List_20_1"><text:span text:style-name="Strong_20_Emphasis">Name</text:span> – displays the name of the selected style. If you are creating or modifying a custom style, you can enter or change a name <text:span text:style-name="T30">of</text:span> the style. You cannot change the name of a predefined style.</text:p>
        </text:list-item>
        <text:list-item>
          <text:p text:style-name="P34"><text:span text:style-name="Strong_20_Emphasis">Category</text:span> – displays the category <text:span text:style-name="T30">of</text:span> the current style. If you are creating a new style, select <text:span text:style-name="T8">Custom Styles</text:span> from the list. <text:s/>You cannot change the category for a predefined style.</text:p>
        </text:list-item>
        <text:list-item>
          <text:p text:style-name="List_20_1"><text:span text:style-name="Strong_20_Emphasis">Contains</text:span> – describes the formatting used in the current style.</text:p>
        </text:list-item>
      </text:list>
      <text:h text:style-name="Heading_20_3" text:outline-level="3"><text:bookmark-start text:name="__RefHeading__4424_246834245"/>Page <text:span text:style-name="T25">tab</text:span><text:bookmark-end text:name="__RefHeading__4424_246834245"/></text:h>
      <text:p text:style-name="Text_20_body">You can define page layouts for single and multiple-page spreadsheets, as well as page numbering and paper formats.</text:p>
      <text:list xml:id="list73830998147670" text:continue-numbering="true" text:style-name="List_20_1">
        <text:list-item>
          <text:p text:style-name="List_20_1"><text:span text:style-name="Strong_20_Emphasis">Paper format</text:span> – select from a list of predefined paper sizes, or define a custom paper format.</text:p>
        </text:list-item>
      </text:list>
      <text:list xml:id="list73830607975545" text:continue-list="list73831525142116" text:style-name="List_20_2">
        <text:list-item>
          <text:p text:style-name="List_20_2"><text:span text:style-name="Emphasis">Format</text:span> – select a predefined paper size, or create a custom format by entering the dimensions for the paper in the <text:span text:style-name="T8">Height</text:span> and <text:span text:style-name="T8">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38">Orientation: </text:p>
        </text:list-item>
      </text:list>
      <text:p text:style-name="P40"><text:span text:style-name="T8"><text:tab/></text:span><text:span text:style-name="Emphasis">Portrait</text:span> – displays and prints the spreadsheet with the paper oriented vertically.</text:p>
      <text:p text:style-name="P39"><text:span text:style-name="T8"><text:tab/></text:span><text:span text:style-name="Emphasis">Landscape</text:span> – displays and prints the spreadsheet with the paper oriented horizontally.</text:p>
      <text:p text:style-name="Figure"><text:soft-page-break/><draw:frame draw:style-name="fr1" draw:name="Figure 14" text:anchor-type="as-char" svg:width="5.9689in" draw:z-index="25"><draw:text-box fo:min-height="3.672in"><text:p text:style-name="Caption"><draw:frame draw:style-name="fr4" draw:name="graphics14" text:anchor-type="paragraph" svg:x="0in" svg:y="0in" svg:width="5.9689in" svg:height="4.3819in" draw:z-index="26"><draw:image xlink:href="Pictures/100000000000023D000001A3A6F1415234CF4F1A.png" xlink:type="simple" xlink:show="embed" xlink:actuate="onLoad" loext:mime-type="image/png"/></draw:frame>Figure <text:sequence text:ref-name="refFigure13" text:name="Figure" text:formula="ooow:Figure+1" style:num-format="1">14</text:sequence>: Page Style dialog</text:p></draw:text-box></draw:frame></text:p>
      <text:list xml:id="list73831322747100" text:continue-numbering="true" text:style-name="List_20_2">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73830157597817" text:continue-list="list73830998147670" text:style-name="List_20_1">
        <text:list-item>
          <text:p text:style-name="List_20_1"><text:span text:style-name="Strong_20_Emphasis">Margins</text:span> – specify the amount of space to leave between the edges of the paper and the spreadsheet contents.</text:p>
        </text:list-item>
      </text:list>
      <text:list xml:id="list73831771159697" text:continue-list="list73831322747100" text:style-name="List_20_2">
        <text:list-item>
          <text:p text:style-name="List_20_2"><text:span text:style-name="Emphasis">Left/Inner</text:span> – the space between the left edge of the page and the spreadsheet. If you are using <text:span text:style-name="Emphasis">Mirrored</text:span> page layout,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Emphasis">Mirrored</text:span> page layout, the space between the outer edge of the paper and the spreadsheet.</text:p>
        </text:list-item>
        <text:list-item>
          <text:p text:style-name="List_20_2"><text:span text:style-name="Emphasis">Top</text:span> – the space between the upper edge of the paper and the spreadsheet.</text:p>
        </text:list-item>
        <text:list-item>
          <text:p text:style-name="List_20_2"><text:span text:style-name="Emphasis">Bottom</text:span> – the space between the lower edge of the paper and the spreadsheet.</text:p>
        </text:list-item>
      </text:list>
      <text:list xml:id="list73832164246149" text:continue-list="list73830157597817" text:style-name="List_20_1">
        <text:list-item>
          <text:p text:style-name="List_20_1"><text:span text:style-name="Strong_20_Emphasis">Layout settings</text:span><text:span text:style-name="T3"> – </text:span>select the page layout style to use for the spreadsheet.</text:p>
        </text:list-item>
      </text:list>
      <text:list xml:id="list73830190612347" text:continue-list="list73831771159697" text:style-name="List_20_2">
        <text:list-item>
          <text:p text:style-name="P38">Page layout:</text:p>
        </text:list-item>
      </text:list>
      <text:p text:style-name="P40"><text:span text:style-name="T8"><text:tab/></text:span><text:span text:style-name="Emphasis">Right and left</text:span> – both odd (right) and even (left) pages have the same margins on all four sides.</text:p>
      <text:p text:style-name="P39"><text:span text:style-name="T8"><text:tab/></text:span><text:span text:style-name="Emphasis">Mirrored</text:span> – odd and even pages with inner and outer margins as specified. Use this layout if you want to bind the printed pages like a book. Enter the binding space as the <text:span text:style-name="T8">Inner</text:span> margin.</text:p>
      <text:p text:style-name="P39"><text:span text:style-name="T8"><text:tab/></text:span><text:span text:style-name="Emphasis">Only right</text:span> – To specify different (but not mirrored) layouts for odd and even pages, define separate page styles. This one is for right (odd) pages.</text:p>
      <text:p text:style-name="P39"><text:span text:style-name="T8"><text:tab/></text:span><text:span text:style-name="Emphasis">Only left</text:span> – To specify the layout for left (even) pages, choose this setting.</text:p>
      <text:list xml:id="list73830893845603" text:continue-numbering="true" text:style-name="List_20_2">
        <text:list-item>
          <text:p text:style-name="List_20_2"><text:soft-page-break/><text:span text:style-name="Emphasis">Page numbers</text:span> – select the page numbering format to use for the page style. Typically this will be 1,2,3 or a,b,c or i,ii,iii.</text:p>
        </text:list-item>
        <text:list-item>
          <text:p text:style-name="P45">Table alignment:</text:p>
        </text:list-item>
      </text:list>
      <text:p text:style-name="P40"><text:span text:style-name="T8"><text:tab/></text:span><text:span text:style-name="Emphasis">Horizontal</text:span> – centers the cells horizontally on the printed page.</text:p>
      <text:p text:style-name="P39"><text:span text:style-name="Emphasis"><text:tab/>Vertical</text:span> – centers the cells vertically on the printed page.</text:p>
      <text:h text:style-name="Heading_20_3" text:outline-level="3"><text:bookmark-start text:name="__RefHeading__4426_246834245"/>Borders and Background <text:span text:style-name="T25">tabs</text:span><text:bookmark-end text:name="__RefHeading__4426_246834245"/></text:h>
      <text:p text:style-name="Text_20_body">See <text:span text:style-name="T26">the Cell styles</text:span>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or a color.</text:p>
      <text:h text:style-name="Heading_20_3" text:outline-level="3"><text:bookmark-start text:name="__RefHeading__6427_1034930918"/>Header and Footer <text:span text:style-name="T25">tabs</text:span><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and Emailing, for details.</text:p>
      <text:h text:style-name="Heading_20_3" text:outline-level="3"><text:bookmark-start text:name="__RefHeading__4430_246834245"/>Sheet <text:span text:style-name="T25">tab</text:span><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and Emailing, for details.</text:p>
      <text:h text:style-name="Heading_20_1" text:outline-level="1"><text:bookmark-start text:name="__RefHeading__3768_809698872"/>Managing styles<text:bookmark-end text:name="__RefHeading__3768_809698872"/></text:h>
      <text:h text:style-name="Heading_20_2" text:outline-level="2"><text:bookmark-start text:name="__RefHeading__4432_246834245"/>Úprava stylů<text:bookmark-end text:name="__RefHeading__4432_246834245"/></text:h>
      <text:list xml:id="list3331986014" text:style-name="OOoNum_20_123">
        <text:list-item text:start-value="1">
          <text:p text:style-name="P48">Go to the Styles panel in the Sidebar and click the icon for the type of style you want to modify.</text:p>
        </text:list-item>
        <text:list-item>
          <text:p text:style-name="P46">Right-click on the name of the style and select <text:span text:style-name="Strong_20_Emphasis">Modify</text:span><text:span text:style-name="T3"> from the context menu to open either the Cell Style dialog (Figure </text:span><text:span text:style-name="T3"><text:sequence-ref text:reference-format="value" text:ref-name="refFigure6">7</text:sequence-ref></text:span><text:span text:style-name="T3">) or the Page Style dialog (Figure </text:span><text:span text:style-name="T3"><text:sequence-ref text:reference-format="value" text:ref-name="refFigure8">9</text:sequence-ref></text:span><text:span text:style-name="T3">).</text:span></text:p>
        </text:list-item>
        <text:list-item>
          <text:p text:style-name="P46">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p>
        </text:list-item>
        <text:list-item>
          <text:p text:style-name="P46">Click <text:span text:style-name="Strong_20_Emphasis">OK</text:span> to save the changes and close the dialog.</text:p>
        </text:list-item>
      </text:list>
      <text:list xml:id="list73832142442159" text:continue-list="list73831187558673" text:style-name="Heading_20_Note">
        <text:list-item>
          <text:p text:style-name="Heading_20_Note">Poznámka</text:p>
        </text:list-item>
      </text:list>
      <text:p text:style-name="Text_20_Note">The Modify command is unavailable if one or more sheets are protected, even if the style to be modified is being used in an unprotected sheet.</text:p>
      <text:h text:style-name="Heading_20_2" text:outline-level="2"><text:bookmark-start text:name="__RefHeading___Toc17102_75185296"/>Renaming styles<text:bookmark-end text:name="__RefHeading___Toc17102_75185296"/></text:h>
      <text:p text:style-name="P14">You can rename custom styles, but not the styles supplied with LibreOffice. </text:p>
      <text:list xml:id="list73830437980034" text:continue-list="list7383213636913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 and click the icon for the type of style you want to rename.</text:span></text:p>
        </text:list-item>
        <text:list-item>
          <text:p text:style-name="Numbering_20_1"><text:span text:style-name="T3">Right-click on the style you want to rename and select </text:span><text:span text:style-name="Strong_20_Emphasis">Modify</text:span><text:span text:style-name="T3"> from the context menu. The Styles dialog opens.</text:span></text:p>
        </text:list-item>
        <text:list-item>
          <text:p text:style-name="Numbering_20_1"><text:span text:style-name="T3">On the Organizer page, rename the style and click </text:span><text:span text:style-name="Strong_20_Emphasis">OK</text:span><text:span text:style-name="T3">.</text:span></text:p>
        </text:list-item>
      </text:list>
      <text:h text:style-name="Heading_20_2" text:outline-level="2"><text:bookmark-start text:name="__RefHeading___Toc17104_75185296"/><text:alphabetical-index-mark text:string-value="delete" text:key1="styly"/>Mazání stylů<text:bookmark-end text:name="__RefHeading___Toc17104_75185296"/></text:h>
      <text:p text:style-name="Text_20_body">You can delete custom styles, but not the styles supplied with LibreOffice.</text:p>
      <text:list xml:id="list73830120324459" text:continue-list="list3331986014"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 and click the icon for the type of style you want to delete.</text:span></text:p>
        </text:list-item>
        <text:list-item>
          <text:p text:style-name="Numbering_20_1"><text:span text:style-name="T3">Right-click on the style you want to delete and select </text:span><text:span text:style-name="Strong_20_Emphasis">Delete</text:span><text:span text:style-name="T3"> from the context menu.</text:span></text:p>
        </text:list-item>
        <text:list-item>
          <text:p text:style-name="Numbering_20_1"><text:span text:style-name="T3">Select </text:span><text:span text:style-name="Strong_20_Emphasis">Yes</text:span><text:span text:style-name="T3"> on the warning message. Any data in a cell or a sheet in the spreadsheet that used the deleted style will revert to the Default style.</text:span></text:p>
        </text:list-item>
      </text:list>
      <text:h text:style-name="Heading_20_2" text:outline-level="2"><text:bookmark-start text:name="__RefHeading__7145_1313726316"/>Hiding and showing cell styles<text:bookmark-end text:name="__RefHeading__7145_1313726316"/></text:h>
      <text:p text:style-name="Text_20_body">You can shorten the list of cell styles by hiding some of them. Only styles that are not being used in the spreadsheet can be hidden.</text:p>
      <text:list xml:id="list73830243043014" text:continue-list="list73830120324459" text:style-name="Numbering_20_1">
        <text:list-item text:start-value="1">
          <text:p text:style-name="Numbering_20_1"><text:span text:style-name="T3">Go to the Styles panel in the Sidebar and click on the </text:span><text:span text:style-name="Strong_20_Emphasis">Cell Styles</text:span><text:span text:style-name="T3"> icon.</text:span></text:p>
        </text:list-item>
        <text:list-item>
          <text:p text:style-name="Numbering_20_1"><text:span text:style-name="T3">Right-click on an unused cell style and select </text:span><text:span text:style-name="Strong_20_Emphasis">Hide</text:span><text:span text:style-name="T3"> from the context menu. The style is then moved to the </text:span><text:span text:style-name="Emphasis">Hidden Styles</text:span><text:span text:style-name="T3"> category in the Styles panel.</text:span></text:p>
        </text:list-item>
      </text:list>
      <text:p text:style-name="Text_20_Body_20_List_20_Intro"><text:bookmark-start text:name="__RefHeading__7147_1313726316"/>To show hidden cell styles:<text:bookmark-end text:name="__RefHeading__7147_1313726316"/></text:p>
      <text:list xml:id="list73831704005598" text:continue-list="list73830243043014" text:style-name="Numbering_20_1">
        <text:list-item text:start-value="1">
          <text:p text:style-name="P47">Go to the Styles panel in the Sidebar.</text:p>
        </text:list-item>
        <text:list-item>
          <text:p text:style-name="Numbering_20_1"><text:span text:style-name="T3">Click on the drop-down list at the bottom of the panel and select </text:span><text:span text:style-name="Strong_20_Emphasis">Hidden Styles</text:span><text:span text:style-name="T3"> from the list.</text:span></text:p>
        </text:list-item>
        <text:list-item>
          <text:p text:style-name="Numbering_20_1"><text:span text:style-name="T3">Right-click on the hidden style you want to show and select </text:span><text:span text:style-name="Strong_20_Emphasis">Show</text:span><text:span text:style-name="T3"> from the context menu.</text:span></text:p>
        </text:list-item>
      </text:list>
      <text:h text:style-name="Heading_20_2" text:outline-level="2"><text:bookmark-start text:name="__RefHeading__7149_1313726316"/>Filtering the list of styles<text:bookmark-end text:name="__RefHeading__7149_1313726316"/></text:h>
      <text:p text:style-name="Text_20_Body_20_List_20_Intro">You can filter the list of styles as follows:</text:p>
      <text:list xml:id="list73831310500083" text:continue-list="list73831704005598" text:style-name="Numbering_20_1">
        <text:list-item text:start-value="1">
          <text:p text:style-name="P47">Go to the Styles panel in the Sidebar.</text:p>
        </text:list-item>
        <text:list-item>
          <text:p text:style-name="P47">Click on the drop-down list at the bottom of the panel.</text:p>
        </text:list-item>
        <text:list-item>
          <text:p text:style-name="P47">Select the category of styles to display in the Styles panel:</text:p>
        </text:list-item>
      </text:list>
      <text:list xml:id="list73831740691865" text:continue-list="list73830893845603" text:style-name="List_20_2">
        <text:list-item>
          <text:p text:style-name="List_20_2"><text:span text:style-name="Emphasis">Hierarchical</text:span><text:span text:style-name="T3"> – lists the styles in their hierarchical relationship, for example Heading 1 and Heading 2 under Heading, or Accent 1, Accent 2, Accent 3 under Accent.</text:span></text:p>
        </text:list-item>
        <text:list-item>
          <text:p text:style-name="List_20_2"><text:span text:style-name="Emphasis">All Styles</text:span><text:span text:style-name="T3"> – lists all the styles that are available in Calc and in the spreadsheet, except for </text:span><text:span text:style-name="Emphasis">Hidden Styles</text:span><text:span text:style-name="T3">.</text:span></text:p>
        </text:list-item>
        <text:list-item>
          <text:p text:style-name="List_20_2"><text:span text:style-name="Emphasis">Hidden Styles</text:span><text:span text:style-name="T3"> – lists all the styles that have been hidden in the spreadsheet.</text:span></text:p>
        </text:list-item>
        <text:list-item>
          <text:p text:style-name="List_20_2"><text:span text:style-name="Emphasis">Applied Styles</text:span><text:span text:style-name="T3"> – lists only the styles that have been applied to the spreadsheet.</text:span></text:p>
        </text:list-item>
        <text:list-item>
          <text:p text:style-name="List_20_2"><text:span text:style-name="Emphasis">Custom Styles</text:span><text:span text:style-name="T3"> – lists only the user-defined styles defined for the spreadsheet.</text:span></text:p>
        </text:list-item>
      </text:list>
      <text:h text:style-name="Heading_20_1" text:outline-level="1"><text:bookmark-start text:name="__RefHeading___Toc11606_3275413537"/>Co je šablona? Why use one?<text:bookmark-end text:name="__RefHeading___Toc11606_3275413537"/></text:h>
      <text:p text:style-name="Text_20_body">A <text:alphabetical-index-mark text:string-value="popis" text:key1="šablona"/>template is a model that you use to create other documents in a standard format. For example, you can create a template for invoices that has your company logo and address at the top of the page. This means that any new spreadsheets (invoices) created from this template will then have the company logo and address on the first page of the spreadsheet.</text:p>
      <text:p text:style-name="Text_20_body">Templates can contain anything that regular documents can contain, such as text, graphics, styles, and user-specific setup information such as measurement units, language, default printer, and toolbar and menu customization.</text:p>
      <text:p text:style-name="Text_20_body">All documents in <text:span text:style-name="T15">LibreOffice</text:span> are based on templates. <text:span text:style-name="T3">You can create, or download and install, as many templates as you wish.</text:span> If you do not specify a template when you start a new spreadsheet, any new spreadsheet is then based on the default template for spreadsheets that is included with LibreOffice Calc.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Using a template to <text:alphabetical-index-mark text:string-value="vytvoření dokumentu ze šablony"/><text:alphabetical-index-mark text:string-value="vytvoření dokumentu ze" text:key1="šablona"/>create a spreadsheet<text:bookmark-end text:name="__RefHeading___Toc24464_75185296"/></text:h>
      <text:p text:style-name="Text_20_body">A new installation of LibreOffice may not include any spreadsheet templates, but you can create your own (see “<text:bookmark-ref text:reference-format="text" text:ref-name="__RefHeading___Toc19430_75185296">Creating a template</text:bookmark-ref>” on page <text:bookmark-ref text:reference-format="page" text:ref-name="__RefHeading___Toc19430_75185296">21</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2</text:bookmark-ref>).</text:p>
      <text:p text:style-name="Text_20_Body_20_List_20_Intro">When you do have a spreadsheet template available, you can create a new spreadsheet from it using either the Templates dialog or the LibreOffice Start Center.</text:p>
      <text:h text:style-name="Heading_20_2" text:outline-level="2"><text:bookmark-start text:name="__RefHeading___Toc35806_687030175"/>Creating a spreadsheet from the Templates dialog<text:bookmark-end text:name="__RefHeading___Toc35806_687030175"/></text:h>
      <text:p text:style-name="Text_20_Body_20_List_20_Intro">To use a template to create a spreadsheet:</text:p>
      <text:list xml:id="list73830194730888" text:continue-list="list73830437980034" text:style-name="Numbering_20_1">
        <text:list-item text:start-value="1">
          <text:p text:style-name="Numbering_20_1">From the Menu bar, choose <text:span text:style-name="Strong_20_Emphasis">File &gt; New &gt; Templates</text:span> or click the small arrow next to the <text:span text:style-name="Strong_20_Emphasis">New</text:span> icon and select <text:span text:style-name="Strong_20_Emphasis">Templates</text:span>. The Templates dialog (Figure <text:sequence-ref text:reference-format="value" text:ref-name="refFigure14">15</text:sequence-ref>) opens.</text:p>
        </text:list-item>
        <text:list-item>
          <text:p text:style-name="Numbering_20_1">From the Filter list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4">15</text:sequence-ref>.</text:p>
        </text:list-item>
        <text:list-item>
          <text:p text:style-name="Numbering_20_1">Select the required template and click <text:span text:style-name="Strong_20_Emphasis">Open</text:span>, or double-click the selected template. A new spreadsheet based on the template opens in LibreOffice.</text:p>
        </text:list-item>
      </text:list>
      <text:p text:style-name="Text_20_body">In the spreadsheet, the template it is based upon is listed in <text:span text:style-name="Strong_20_Emphasis">File &gt; Properties &gt; General</text:span>. The connection between the template and the spreadsheet remains until the template is modified and, the next time that the spreadsheet is opened, you choose not to update it to match the template.</text:p>
      <text:p text:style-name="Figure"><draw:frame draw:style-name="fr1" draw:name="Figure 15" text:anchor-type="as-char" svg:width="6.6929in" draw:z-index="27"><draw:text-box fo:min-height="3.4299in"><text:p text:style-name="Caption"><draw:frame draw:style-name="fr3" draw:name="graphics15" text:anchor-type="paragraph" svg:width="6.6929in" svg:height="3.4299in" style:rel-height="scale" draw:z-index="28"><draw:image xlink:href="Pictures/10000000000003220000019B0E53D84EF38103F4.png" xlink:type="simple" xlink:show="embed" xlink:actuate="onLoad" loext:mime-type="image/png"/></draw:frame>Figure <text:sequence text:ref-name="refFigure14" text:name="Figure" text:formula="ooow:Figure+1" style:num-format="1">15</text:sequence>: Templates dialog, showing a selected template</text:p></draw:text-box></draw:frame></text:p>
      <text:h text:style-name="Heading_20_2" text:outline-level="2"><text:bookmark-start text:name="__RefHeading___Toc35808_687030175"/>Creating a spreadsheet from a template in the Start Center<text:bookmark-end text:name="__RefHeading___Toc35808_687030175"/></text:h>
      <text:p text:style-name="Text_20_body">You can create a spreadsheet from the Template view of the LibreOffice Start Center, which is visible when no other document is open. (See Chapter 1, Introducing Calc.)</text:p>
      <text:p text:style-name="Text_20_body">To open the Templates dialog from the Start Center, click the <text:span text:style-name="Strong_20_Emphasis">Templates</text:span> button in the left pane. Tlačítko je také jako rozbalovací seznam, zobrazující šablony daného typu dokumentu. The <text:span text:style-name="Strong_20_Emphasis">Calc Templates</text:span> option on the list opens the Templates dialog <text:span text:style-name="T32">on</text:span> the Spreadsheets <text:span text:style-name="T31">tab</text:span>.</text:p>
      <text:h text:style-name="Heading_20_1" text:outline-level="1"><text:bookmark-start text:name="__RefHeading___Toc19430_75185296"/><text:soft-page-break/><text:reference-mark text:name="Creating new templates"/>Vytvoření šablony<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text:span text:style-name="T3">From the Menu bar, choose</text:span> <text:span text:style-name="Strong_20_Emphasis">File </text:span><text:span text:style-name="Strong_20_Emphasis"><text:span text:style-name="T20">&gt;</text:span></text:span><text:span text:style-name="Strong_20_Emphasis"> Templates &gt; Save as Template</text:span><text:span text:style-name="T3">. T</text:span>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3</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3.3126in" draw:z-index="29"><draw:text-box fo:min-height="3.4374in"><text:p text:style-name="Caption"><draw:frame draw:style-name="fr3" draw:name="graphics16" text:anchor-type="paragraph" svg:width="3.3126in" svg:height="3.4374in"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73831640850375" text:continue-list="list73832142442159" text:style-name="Heading_20_Note">
        <text:list-item>
          <text:p text:style-name="Heading_20_Note">Poznámka</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1">It is unnecessary to save or do anything further with the spreadsheet file <text:span text:style-name="T27">you have been using to create the new template. It can be safely closed without saving.</text:span></text:p>
      <text:h text:style-name="Heading_20_1" text:outline-level="1"><text:bookmark-start text:name="__RefHeading__47020_116595067"/><text:alphabetical-index-mark text:string-value="edit" text:key1="šablona"/>Úprava šablony<text:bookmark-end text:name="__RefHeading__47020_116595067"/></text:h>
      <text:p text:style-name="P6">You can edit a template’s styles and content, and then, if you wish, you can reapply the template’s styles to spreadsheets that were created from that template. Nelze znovu použít obsah.</text:p>
      <text:p text:style-name="Figure"><text:soft-page-break/><draw:frame draw:style-name="fr1" draw:name="Figure 17" text:anchor-type="as-char" svg:width="6.6929in" draw:z-index="31"><draw:text-box fo:min-height="3.5134in"><text:p text:style-name="Caption"><draw:frame draw:style-name="fr3" draw:name="graphics17" text:anchor-type="paragraph" svg:width="6.6929in" svg:height="3.5134in"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8">Chceme-li šablonu upravit:</text:p>
      <text:list xml:id="list39215412" text:style-name="Numbering_20_1">
        <text:list-item text:start-value="1">
          <text:p text:style-name="P49">From the Menu bar, choose <text:span text:style-name="Strong_20_Emphasis">File &gt; Templates &gt; Manage Templates</text:span> to open the Templates dialog.</text:p>
        </text:list-item>
        <text:list-item>
          <text:p text:style-name="P49">Přejdeme na šablonu, kterou chceme upravit. Right-click to open the context menu and choose <text:span text:style-name="Strong_20_Emphasis">Edit</text:span> (see Figure <text:sequence-ref text:reference-format="value" text:ref-name="refFigure16">17</text:sequence-ref>). The template opens in Calc.</text:p>
        </text:list-item>
        <text:list-item>
          <text:p text:style-name="P49"><text:span text:style-name="T15">Edit the template as you would edit any other spreadsheet. To save the changes, choose </text:span><text:span text:style-name="Strong_20_Emphasis"><text:span text:style-name="T21">File &gt; Save</text:span></text:span><text:span text:style-name="T21"> </text:span><text:span text:style-name="T15">from the Menu bar, or choose </text:span><text:span text:style-name="Strong_20_Emphasis"><text:span text:style-name="T9">File &gt; Save As Template</text:span></text:span><text:span text:style-name="T15"> to save the edited template as a new template.</text:span></text:p>
        </text:list-item>
      </text:list>
      <text:h text:style-name="Heading_20_2" text:outline-level="2"><text:bookmark-start text:name="__RefHeading___Toc24466_75185296"/><text:alphabetical-index-mark text:string-value="update from changed template" text:key1="spreadsheet"/>Updating styles from a changed template<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73831292100984" text:continue-list="list7383112622075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951792113" text:style-name="Heading_20_Caution">
        <text:list-item>
          <text:p text:style-name="Heading_20_Caution">Upozornění</text:p>
        </text:list-item>
      </text:list>
      <text:p text:style-name="Text_20_Note"><text:span text:style-name="T13">If you select </text:span><text:span text:style-name="Strong_20_Emphasis"><text:span text:style-name="T13">Keep Old Styles</text:span></text:span><text:span text:style-name="T13">, the confirmation message will not appear again the next time you open the spreadsheet using the same changed template. Although the template is still listed under </text:span><text:span text:style-name="Strong_20_Emphasis"><text:span text:style-name="T13">File &gt; Properties &gt; General</text:span></text:span><text:span text:style-name="T13">, the spreadsheet is no longer connected to the template, so it will not update. You can still import styles manually from the template, but to reconnect the spreadsheet to the template, you will have to copy it into an empty document based on the template.</text:span></text:p>
      <text:h text:style-name="Heading_20_1" text:outline-level="1"><text:bookmark-start text:name="__RefHeading___Toc24468_75185296"/>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5.2709in" draw:z-index="33"><draw:text-box fo:min-height="1.0728in"><text:p text:style-name="Caption"><draw:frame draw:style-name="fr3" draw:name="graphics18" text:anchor-type="paragraph" svg:width="5.2709in" svg:height="1.0728in"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73831409739259" text:continue-list="list73831292100984"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6</text:bookmark-ref>.)</text:p>
        </text:list-item>
        <text:list-item>
          <text:p text:style-name="Numbering_20_1">A file browser open.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774504165" text:style-name="Heading_20_Tip">
        <text:list-item>
          <text:p text:style-name="Heading_20_Tip">Tip</text:p>
        </text:list-item>
      </text:list>
      <text:p text:style-name="P7">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73831237091789" text:continue-list="list73830194730888" text:style-name="Numbering_20_1">
        <text:list-item text:start-value="1">
          <text:p text:style-name="Numbering_20_1">Download the extension package (.OXT file) and save it anywhere on your computer.</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Calc, for more about the Extension Manager.</text:p>
      <text:list xml:id="list73830328708212" text:continue-list="list774504165"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Setting the <text:alphabetical-index-mark text:string-value="výchozí šablona "/>default template<text:bookmark-end text:name="__RefHeading___Toc24470_75185296"/></text:h>
      <text:p text:style-name="Text_20_body">If you create a new spreadsheet using <text:span text:style-name="Strong_20_Emphasis">File </text:span><text:span text:style-name="Strong_20_Emphasis"><text:span text:style-name="T20">&gt;</text:span></text:span><text:span text:style-name="Strong_20_Emphasis"> New </text:span><text:span text:style-name="Strong_20_Emphasis"><text:span text:style-name="T20">&gt;</text:span></text:span><text:span text:style-name="Strong_20_Emphasis"> Spreadsheet</text:span><text:span text:style-name="T3"> on</text:span> the Menu<text:span text:style-name="T15"> bar</text:span>, <text:span text:style-name="T15">Calc</text:span>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in <text:span text:style-name="Strong_20_Emphasis">Tools &gt; Options</text:span>, but those changes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73832129211151" text:continue-list="list73831237091789" text:style-name="Numbering_20_1">
        <text:list-item text:start-value="1">
          <text:p text:style-name="Numbering_20_1">V hlavní nabídce zvolíme <text:span text:style-name="Strong_20_Emphasis">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P49">Right-click on the selected template and click the <text:span text:style-name="Strong_20_Emphasis">Set </text:span><text:span text:style-name="Strong_20_Emphasis"><text:span text:style-name="T32">A</text:span></text:span><text:span text:style-name="Strong_20_Emphasis">s </text:span><text:span text:style-name="Strong_20_Emphasis"><text:span text:style-name="T32">D</text:span></text:span><text:span text:style-name="Strong_20_Emphasis">efault</text:span> butt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it will be created from this template.</text:p>
      <text:h text:style-name="Heading_20_2" text:outline-level="2"><text:bookmark-start text:name="__RefHeading__47026_116595067"/>Resetting the <text:alphabetical-index-mark text:string-value="reset default" text:key1="šablona"/>default template<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6.0937in" draw:z-index="35"><draw:text-box fo:min-height="2.1043in"><text:p text:style-name="Caption"><draw:frame draw:style-name="fr3" draw:name="graphics19" text:anchor-type="paragraph" svg:width="6.0937in" svg:height="2.1043in"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You can also reset the default template as follows:</text:p>
      <text:list xml:id="list73832070333099" text:continue-list="list39198850" text:style-name="Numbering_20_1">
        <text:list-item text:start-value="1">
          <text:p text:style-name="Numbering_20_1">Go to the Templates dialog and open the category containing the template you set as default. It is indicated by a green check mark.</text:p>
        </text:list-item>
        <text:list-item>
          <text:p text:style-name="Numbering_20_1"><text:span text:style-name="T3">Right-click on this template and select </text:span><text:span text:style-name="Strong_20_Emphasis">Reset Default </text:span><text:span text:style-name="Strong_20_Emphasis"><text:span text:style-name="T28">Template &gt; Spreadsheet</text:span></text:span><text:span text:style-name="T3"> from the context menu </text:span><text:span text:style-name="T4">(see Figure </text:span><text:span text:style-name="T4"><text:sequence-ref text:reference-format="value" text:ref-name="refFigure18">19</text:sequence-ref></text:span><text:span text:style-name="T4">)</text:span><text:span text:style-name="T3">. The next time that you create a new spreadsheet, it will be created using the Calc default template.</text:span></text:p>
        </text:list-item>
      </text:list>
      <text:list xml:id="list73831577783158" text:continue-list="list73831640850375"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Správa šablon<text:bookmark-end text:name="__RefHeading__47030_116595067"/></text:h>
      <text:p text:style-name="Text_20_body"><text:span text:style-name="T15">LibreOffice</text:span> can manage only templates that are in <text:span text:style-name="T15">its</text:span> template folders (categories), although you can create a spreadsheet from a template that is not in one of these folders. You can create new template folders and use them to <text:alphabetical-index-mark text:string-value="organize" text:key1="šablona"/>organize your templates and import templates into these folders. For example, you might have one template folder for sales templates and another for invoice templates. You can also export templates.</text:p>
      <text:list xml:id="list73831981148005" text:continue-list="list73830328708212" text:style-name="Heading_20_Tip">
        <text:list-item>
          <text:p text:style-name="Heading_20_Tip">Tip</text:p>
        </text:list-item>
      </text:list>
      <text:p text:style-name="Text_20_Note">The location of template folders in LibreOffice depends on the operating system of your computer. If you want to know where the template folders are located, go to <text:span text:style-name="Strong_20_Emphasis">Tools &gt; Options &gt; LibreOffice &gt; Paths</text:span>.</text:p>
      <text:p text:style-name="Text_20_body">Začneme tím, že zvolíme <text:span text:style-name="Strong_20_Emphasis">Soubor &gt; Šablony &gt; Spravovat šablony</text:span>, čímž otevřeme dialogové okno Šablony.</text:p>
      <text:h text:style-name="Heading_20_2" text:outline-level="2"><text:bookmark-start text:name="__RefHeading__47032_116595067"/>Vytvoření <text:alphabetical-index-mark text:string-value="category" text:key1="šablona"/>kategorie šablon<text:bookmark-end text:name="__RefHeading__47032_116595067"/></text:h>
      <text:list xml:id="list39225819" text:style-name="OOoNum_20_123">
        <text:list-item>
          <text:p text:style-name="P46">Click the <text:span text:style-name="Strong_20_Emphasis">Settings</text:span> button in the lower left of the Templates dialog.</text:p>
        </text:list-item>
        <text:list-item>
          <text:p text:style-name="P46">Click <text:span text:style-name="Strong_20_Emphasis">New Category</text:span><text:span text:style-name="T3"> on the context menu (see Figure </text:span><text:span text:style-name="T3"><text:sequence-ref text:reference-format="value" text:ref-name="refFigure19">20</text:sequence-ref></text:span><text:span text:style-name="T3">).</text:span></text:p>
        </text:list-item>
        <text:list-item>
          <text:p text:style-name="P46">In the pop-up dialog (not shown), type a name for the new category and click <text:span text:style-name="Strong_20_Emphasis">OK</text:span>. <text:span text:style-name="T3"><text:s/>The new category now appears in the list of categories.</text:span></text:p>
        </text:list-item>
      </text:list>
      <text:p text:style-name="Figure"><draw:frame draw:style-name="fr1" draw:name="Figure 20" text:anchor-type="as-char" svg:width="5.2917in" draw:z-index="37"><draw:text-box fo:min-height="2.1354in"><text:p text:style-name="Caption"><draw:frame draw:style-name="fr3" draw:name="graphics20" text:anchor-type="paragraph" svg:width="5.2917in" svg:height="2.1354in"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73832149131809" text:continue-list="list73831577783158" text:style-name="Heading_20_Note">
        <text:list-item>
          <text:p text:style-name="Heading_20_Note">Poznámka</text:p>
        </text:list-item>
      </text:list>
      <text:p text:style-name="Text_20_Note">Uvnitř kategorie šablony nelze vytvořit novou kategorii.</text:p>
      <text:h text:style-name="Heading_20_2" text:outline-level="2"><text:bookmark-start text:name="__RefHeading___Toc26856_75185296"/>Smazání kategorie šablon<text:bookmark-end text:name="__RefHeading___Toc26856_75185296"/></text:h>
      <text:p text:style-name="Text_20_body">Kato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73830377578837" text:continue-list="list73832129211151" text:style-name="Numbering_20_1">
        <text:list-item text:start-value="1">
          <text:p text:style-name="Numbering_20_1">Open the Templates dialog and choose the category from the <text:span text:style-name="Strong_20_Emphasis">Filter</text:span> drop-down lists at the top of the dialog.</text:p>
        </text:list-item>
        <text:list-item>
          <text:p text:style-name="Numbering_20_1">Click the <text:span text:style-name="Strong_20_Emphasis">Settings</text:span> button and select <text:span text:style-name="Strong_20_Emphasis">Delete </text:span><text:span text:style-name="Strong_20_Emphasis"><text:span text:style-name="T28">Category</text:span></text:span> from the <text:span text:style-name="T28">context</text:span> menu (see Figure <text:sequence-ref text:reference-format="value" text:ref-name="refFigure19">20</text:sequence-ref>). When a message box appears asking you to confirm the deletion, click <text:span text:style-name="Strong_20_Emphasis">Yes</text:span>.</text:p>
        </text:list-item>
      </text:list>
      <text:h text:style-name="Heading_20_2" text:outline-level="2"><text:bookmark-start text:name="__RefHeading___Toc26858_75185296"/><text:soft-page-break/>Přesun šablony<text:bookmark-end text:name="__RefHeading___Toc26858_75185296"/></text:h>
      <text:p text:style-name="Text_20_Body_20_List_20_Intro">To <text:alphabetical-index-mark text:string-value="move" text:key1="šablona"/>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text:span text:style-name="T3"> icon near the bottom of the dialog,</text:span> select the<text:span text:style-name="T3"> destination category</text:span> from the popup dialog (Figure <text:sequence-ref text:reference-format="value" text:ref-name="refFigure20">21</text:sequence-ref>), and click <text:span text:style-name="Strong_20_Emphasis">OK</text:span>. The selected template is moved to the folder. You can also create a new category into which to move the template.</text:p>
        </text:list-item>
      </text:list>
      <text:p text:style-name="Figure"><draw:frame draw:style-name="fr1" draw:name="Figure 21" text:anchor-type="as-char" svg:width="6.6929in" draw:z-index="39"><draw:text-box fo:min-height="3.4283in"><text:p text:style-name="Caption"><draw:frame draw:style-name="fr2" draw:name="graphics21" text:anchor-type="paragraph" svg:width="6.6929in" svg:height="3.2193in"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delete" text:key1="šablona"/>Smazání šablony<text:bookmark-end text:name="__RefHeading__47038_116595067"/></text:h>
      <text:p text:style-name="Text_20_Body_20_List_20_Intro">You cannot delete templates supplied with <text:span text:style-name="T15">LibreOffice. Nor can you delete any templates installed by the Extension Manager except by removing the extension that installed them.</text:span>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Vybereme šablonu, kterou chceme smazat.</text:p>
        </text:list-item>
        <text:list-item>
          <text:p text:style-name="Numbering_20_1">Right-click on the templa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 text:key1="šablona"/>Exportování šablony<text:bookmark-end text:name="__RefHeading__47042_116595067"/></text:h>
      <text:p text:style-name="Text_20_Body_20_List_20_Intro">The easiest way to send a template to someone else, or to store it on a network, is to export it:</text:p>
      <text:list xml:id="list73831296219531" text:continue-list="list73830377578837"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text:span text:style-name="T3"> icon.</text:span></text:p>
        </text:list-item>
        <text:list-item>
          <text:p text:style-name="Numbering_20_1"><text:bookmark-start text:name="__RefHeading___Toc1331_4256543436"/><text:span text:style-name="T3">T</text:span><text:span text:style-name="T9">he Save As dialog opens. Navigate to the location where you want to export the template and click </text:span><text:span text:style-name="Strong_20_Emphasis">Save</text:span><text:span text:style-name="T9">. You can also rename the template.</text:span><text:bookmark-end text:name="__RefHeading___Toc1331_4256543436"/></text:p>
        </text:list-item>
      </text:list>
      <text:list xml:id="list73832125951262" text:continue-list="list73832149131809" text:style-name="Heading_20_Note">
        <text:list-item>
          <text:p text:style-name="Heading_20_Note">Poznámka</text:p>
        </text:list-item>
      </text:list>
      <text:p text:style-name="Text_20_Note">Exporting a template does not remove it from the Templates dialog. The action places a copy of the template in the location you specify.</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Deleting a template category</text:chapter> | <text:page-number text:select-page="current">25</text:page-number></text:p>
      </style:footer>
      <style:footer-left>
        <text:p text:style-name="Footer"><text:page-number text:select-page="current">26</text:page-number><text:s/>| <text:chapter text:display="name" text:outline-level="2">Exporting a template</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alc Guide Chapter 4 Using Styles and Templates</text:title><text:s/>| <text:page-number text:select-page="current">3</text:page-number></text:p>
      </style:footer>
      <style:footer-left>
        <text:p text:style-name="Footer"><text:page-number text:select-page="current">4</text:page-number>| <text:title>Calc Guide Chapter 4 Using Styles and Templates</text:title></text:p>
      </style:footer-left>
      <loext:footer-first>
        <text:p text:style-name="MP2"><text:span text:style-name="MT1">Documentation for LibreOffice is a</text:span>vailable<text:span text:style-name="MT2"> at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alc Guide Chapter 4 Using Styles and Templates</dc:title>
    <meta:document-statistic meta:table-count="3" meta:image-count="23" meta:object-count="0" meta:page-count="26" meta:paragraph-count="501" meta:word-count="7269" meta:character-count="41777" meta:non-whitespace-character-count="34969"/>
    <meta:user-defined meta:name="Guide Name">Calc Guide</meta:user-defined>
    <meta:user-defined meta:name="LibreOffive Version" meta:value-type="float">6.2</meta:user-defined>
    <meta:template xlink:type="simple" xlink:actuate="onRequest" xlink:title="LibreOffice_6.x_Template" xlink:href="../../../../Dave/AppData/Roaming/LibreOffice/4/user/template/LibreOffice/LibreOffice_6.x_Template.ott"/>
  </office:meta>
</office:document-meta>
</file>